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3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font-name="PT Astra Serif2" fo:font-size="20.7999992370605pt" fo:language="en" fo:country="US" fo:font-weight="bold" officeooo:rsid="007ee5b3" officeooo:paragraph-rsid="008464b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8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9" style:family="paragraph" style:parent-style-name="Text_20_body">
      <style:paragraph-properties fo:margin-left="1.3cm" fo:margin-right="0cm" fo:text-indent="0cm" style:auto-text-indent="false"/>
      <style:text-properties fo:language="ru" fo:country="RU" officeooo:rsid="008b90f5" officeooo:paragraph-rsid="008b90f5"/>
    </style:style>
    <style:style style:name="P20" style:family="paragraph" style:parent-style-name="Text_20_body">
      <style:text-properties officeooo:paragraph-rsid="0094e8fe"/>
    </style:style>
    <style:style style:name="P21" style:family="paragraph" style:parent-style-name="Листинг">
      <style:text-properties officeooo:paragraph-rsid="0096ed65"/>
    </style:style>
    <style:style style:name="P22" style:family="paragraph" style:parent-style-name="Листинг">
      <style:text-properties officeooo:paragraph-rsid="008b90f5"/>
    </style:style>
    <style:style style:name="P23" style:family="paragraph" style:parent-style-name="Листинг">
      <style:text-properties fo:color="#000000" loext:opacity="100%" fo:language="zxx" fo:country="none" fo:font-style="normal" style:text-underline-style="none" fo:font-weight="normal" officeooo:paragraph-rsid="008b90f5" fo:background-color="transparent"/>
    </style:style>
    <style:style style:name="P2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a90177" officeooo:paragraph-rsid="00a90177"/>
    </style:style>
    <style:style style:name="P25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fo:font-weight="normal" officeooo:paragraph-rsid="008023e3" style:font-weight-asian="normal" style:font-weight-complex="normal"/>
    </style:style>
    <style:style style:name="P2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rsid="007d0934" officeooo:paragraph-rsid="007d0934"/>
    </style:style>
    <style:style style:name="P27" style:family="paragraph" style:parent-style-name="Heading_20_2">
      <style:text-properties officeooo:paragraph-rsid="007d0934"/>
    </style:style>
    <style:style style:name="P28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font-name="PT Astra Serif2" fo:font-size="18.3999996185303pt" fo:font-style="normal" fo:font-weight="bold" officeooo:rsid="0087c4c9" officeooo:paragraph-rsid="007d0934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2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8023e3"/>
    </style:style>
    <style:style style:name="P30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1" style:family="paragraph" style:parent-style-name="Text_20_body" style:list-style-name="L1">
      <style:text-properties fo:language="ru" fo:country="RU" officeooo:rsid="00995f9d" officeooo:paragraph-rsid="00995f9d"/>
    </style:style>
    <style:style style:name="P32" style:family="paragraph" style:parent-style-name="Text_20_body" style:list-style-name="L1">
      <style:text-properties fo:language="ru" fo:country="RU" officeooo:rsid="0099cec3" officeooo:paragraph-rsid="0099cec3"/>
    </style:style>
    <style:style style:name="P33" style:family="paragraph" style:parent-style-name="Text_20_body" style:list-style-name="L2">
      <style:text-properties officeooo:paragraph-rsid="0094e8fe"/>
    </style:style>
    <style:style style:name="P34" style:family="paragraph" style:parent-style-name="Мой_20_код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paragraph-rsid="008b90f5" fo:background-color="transparent"/>
    </style:style>
    <style:style style:name="P35" style:family="paragraph" style:parent-style-name="Мой_20_код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paragraph-rsid="009fd41a" fo:background-color="transparent"/>
    </style:style>
    <style:style style:name="P36" style:family="paragraph" style:parent-style-name="Мой_20_код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paragraph-rsid="00a16f25" fo:background-color="transparent"/>
    </style:style>
    <style:style style:name="P37" style:family="paragraph" style:parent-style-name="Мой_20_код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paragraph-rsid="00a675b7" fo:background-color="transparent"/>
    </style:style>
    <style:style style:name="P38" style:family="paragraph" style:parent-style-name="Мой_20_код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paragraph-rsid="00a2c9f3" fo:background-color="transparent"/>
    </style:style>
    <style:style style:name="P39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0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bd93f9" loext:opacity="100%" fo:language="zxx" fo:country="none" fo:font-style="normal" style:text-underline-style="none" fo:font-weight="normal" fo:background-color="transparent"/>
    </style:style>
    <style:style style:name="P41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P42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f79c6" loext:opacity="100%" fo:language="zxx" fo:country="none" fo:font-style="normal" style:text-underline-style="none" fo:font-weight="normal" fo:background-color="transparent"/>
    </style:style>
    <style:style style:name="P43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4e8fe"/>
    </style:style>
    <style:style style:name="T3" style:family="text">
      <style:text-properties fo:language="en" fo:country="US" officeooo:rsid="00995f9d"/>
    </style:style>
    <style:style style:name="T4" style:family="text">
      <style:text-properties fo:language="en" fo:country="US" officeooo:rsid="009fd41a"/>
    </style:style>
    <style:style style:name="T5" style:family="text">
      <style:text-properties fo:language="en" fo:country="US" officeooo:rsid="009fed63"/>
    </style:style>
    <style:style style:name="T6" style:family="text">
      <style:text-properties fo:language="en" fo:country="US" officeooo:rsid="00a16f25"/>
    </style:style>
    <style:style style:name="T7" style:family="text">
      <style:text-properties fo:language="en" fo:country="US" officeooo:rsid="00a2c9f3"/>
    </style:style>
    <style:style style:name="T8" style:family="text">
      <style:text-properties fo:language="en" fo:country="US" officeooo:rsid="00a34b1d"/>
    </style:style>
    <style:style style:name="T9" style:family="text">
      <style:text-properties fo:language="en" fo:country="US" officeooo:rsid="00a53b6e"/>
    </style:style>
    <style:style style:name="T10" style:family="text">
      <style:text-properties fo:language="en" fo:country="US" officeooo:rsid="00a675b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28e42" style:font-weight-asian="bold" style:font-weight-complex="bold"/>
    </style:style>
    <style:style style:name="T13" style:family="text">
      <style:text-properties officeooo:rsid="00328e42"/>
    </style:style>
    <style:style style:name="T14" style:family="text">
      <style:text-properties officeooo:rsid="0039bf97"/>
    </style:style>
    <style:style style:name="T15" style:family="text">
      <style:text-properties officeooo:rsid="007d0934"/>
    </style:style>
    <style:style style:name="T16" style:family="text">
      <style:text-properties officeooo:rsid="00160dc7"/>
    </style:style>
    <style:style style:name="T17" style:family="text">
      <style:text-properties fo:language="ru" fo:country="RU" officeooo:rsid="005e1027"/>
    </style:style>
    <style:style style:name="T18" style:family="text">
      <style:text-properties fo:language="ru" fo:country="RU" officeooo:rsid="009fd41a"/>
    </style:style>
    <style:style style:name="T19" style:family="text">
      <style:text-properties fo:language="ru" fo:country="RU" officeooo:rsid="00a16f25"/>
    </style:style>
    <style:style style:name="T20" style:family="text">
      <style:text-properties fo:language="ru" fo:country="RU" officeooo:rsid="00a675b7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9bf97" style:font-style-asian="normal" style:font-style-complex="normal"/>
    </style:style>
    <style:style style:name="T23" style:family="text">
      <style:text-properties fo:font-style="normal" officeooo:rsid="005e1027" style:font-style-asian="normal" style:font-style-complex="normal"/>
    </style:style>
    <style:style style:name="T24" style:family="text">
      <style:text-properties fo:font-style="normal" officeooo:rsid="0099cec3" style:font-style-asian="normal" style:font-style-complex="normal"/>
    </style:style>
    <style:style style:name="T25" style:family="text">
      <style:text-properties fo:font-style="normal" officeooo:rsid="009842d3" style:font-style-asian="normal" style:font-style-complex="normal"/>
    </style:style>
    <style:style style:name="T26" style:family="text">
      <style:text-properties fo:font-style="normal" officeooo:rsid="0096ed65" style:font-style-asian="normal" style:font-style-complex="normal"/>
    </style:style>
    <style:style style:name="T27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8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9" style:family="text">
      <style:text-properties style:font-name="PT Astra Serif2" fo:font-size="18.3999996185303pt" fo:font-style="normal" fo:font-weight="bold" officeooo:rsid="008023e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30" style:family="text">
      <style:text-properties officeooo:rsid="00995f9d"/>
    </style:style>
    <style:style style:name="T31" style:family="text">
      <style:text-properties officeooo:rsid="009b758c"/>
    </style:style>
    <style:style style:name="T32" style:family="text">
      <style:text-properties officeooo:rsid="007338f7"/>
    </style:style>
    <style:style style:name="T33" style:family="text">
      <style:text-properties officeooo:rsid="009babd0"/>
    </style:style>
    <style:style style:name="T34" style:family="text">
      <style:text-properties officeooo:rsid="00953074"/>
    </style:style>
    <style:style style:name="T35" style:family="text">
      <style:text-properties officeooo:rsid="008b90f5"/>
    </style:style>
    <style:style style:name="T36" style:family="text">
      <style:text-properties style:font-name="PT Astra Serif1" fo:font-size="14pt" fo:language="ru" fo:country="RU" fo:font-style="normal" officeooo:rsid="0089ca2c" style:font-name-asian="Tahoma" style:font-size-asian="14pt" style:font-name-complex="Lohit Devanagari1" style:font-size-complex="14pt"/>
    </style:style>
    <style:style style:name="T37" style:family="text">
      <style:text-properties style:font-name="PT Astra Serif1" fo:font-size="14pt" fo:language="ru" fo:country="RU" fo:font-style="normal" officeooo:rsid="009e0a71" style:font-name-asian="Tahoma" style:font-size-asian="14pt" style:font-name-complex="Lohit Devanagari1" style:font-size-complex="14pt"/>
    </style:style>
    <style:style style:name="T38" style:family="text">
      <style:text-properties style:font-name="PT Astra Serif1" fo:font-size="14pt" fo:language="ru" fo:country="RU" fo:font-style="normal" officeooo:rsid="00926ef5" style:font-name-asian="Tahoma" style:font-size-asian="14pt" style:font-name-complex="Lohit Devanagari1" style:font-size-complex="14pt"/>
    </style:style>
    <style:style style:name="T39" style:family="text">
      <style:text-properties style:font-name="PT Astra Serif1" fo:font-size="14pt" fo:language="ru" fo:country="RU" fo:font-style="normal" officeooo:rsid="0099cec3" style:font-name-asian="Tahoma" style:font-size-asian="14pt" style:font-name-complex="Lohit Devanagari1" style:font-size-complex="14pt"/>
    </style:style>
    <style:style style:name="T40" style:family="text">
      <style:text-properties style:font-name="PT Astra Serif1" fo:font-size="14pt" fo:language="ru" fo:country="RU" fo:font-style="normal" officeooo:rsid="009aefc8" style:font-name-asian="Tahoma" style:font-size-asian="14pt" style:font-name-complex="Lohit Devanagari1" style:font-size-complex="14pt"/>
    </style:style>
    <style:style style:name="T41" style:family="text">
      <style:text-properties style:font-name="PT Astra Serif1" fo:font-size="14pt" fo:language="ru" fo:country="RU" fo:font-style="normal" officeooo:rsid="00a90177" style:font-name-asian="Tahoma" style:font-size-asian="14pt" style:font-name-complex="Lohit Devanagari1" style:font-size-complex="14pt"/>
    </style:style>
    <style:style style:name="T42" style:family="text">
      <style:text-properties fo:color="#ff79c6" loext:opacity="100%"/>
    </style:style>
    <style:style style:name="T43" style:family="text">
      <style:text-properties fo:color="#ff79c6" loext:opacity="100%" fo:font-size="12pt"/>
    </style:style>
    <style:style style:name="T44" style:family="text">
      <style:text-properties fo:color="#f8f8f2" loext:opacity="100%"/>
    </style:style>
    <style:style style:name="T45" style:family="text">
      <style:text-properties fo:color="#f8f8f2" loext:opacity="100%" fo:font-style="normal" style:text-underline-style="none" fo:font-weight="normal"/>
    </style:style>
    <style:style style:name="T46" style:family="text">
      <style:text-properties fo:color="#f8f8f2" loext:opacity="100%" fo:font-size="12pt"/>
    </style:style>
    <style:style style:name="T47" style:family="text">
      <style:text-properties fo:color="#50fa7b" loext:opacity="100%"/>
    </style:style>
    <style:style style:name="T48" style:family="text">
      <style:text-properties fo:color="#bd93f9" loext:opacity="100%"/>
    </style:style>
    <style:style style:name="T49" style:family="text">
      <style:text-properties fo:color="#bd93f9" loext:opacity="100%" fo:font-size="12pt"/>
    </style:style>
    <style:style style:name="T50" style:family="text">
      <style:text-properties fo:color="#8be9fd" loext:opacity="100%"/>
    </style:style>
    <style:style style:name="T51" style:family="text">
      <style:text-properties fo:color="#6272a4" loext:opacity="100%"/>
    </style:style>
    <style:style style:name="T52" style:family="text">
      <style:text-properties fo:color="#6272a4" loext:opacity="100%" fo:font-size="12pt"/>
    </style:style>
    <style:style style:name="T53" style:family="text">
      <style:text-properties fo:color="#ffb86c" loext:opacity="100%"/>
    </style:style>
    <style:style style:name="T54" style:family="text">
      <style:text-properties fo:font-size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0">Министерство образования, науки и молодежной политики</text:p>
      <text:p text:style-name="P4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/></text:p>
      <text:p text:style-name="P2"/>
      <text:p text:style-name="P2"/>
      <text:p text:style-name="P10"/>
      <text:p text:style-name="P12">РАЗРАБОТКА ПРОГРАММНЫХ МОДУЛЕЙ</text:p>
      <text:p text:style-name="P11"/>
      <text:p text:style-name="P11"/>
      <text:p text:style-name="P13">ЛАБОРАТОРНАЯ РАБОТА №<text:span text:style-name="T2">10</text:span></text:p>
      <text:p text:style-name="P3">по теме:</text:p>
      <text:p text:style-name="P15">Выборка данных по критерию и транзакции </text:p>
      <text:p text:style-name="Заголовок_20_2_20_титул"/>
      <text:p text:style-name="Заголовок_20_2_20_титул"/>
      <text:p text:style-name="P6"><text:span text:style-name="T11">Выполн</text:span><text:span text:style-name="T12">ил:</text:span><text:span text:style-name="T13"> </text:span></text:p>
      <text:p text:style-name="P6"><text:span text:style-name="T14">студент ЕПК,</text:span> <text:span text:style-name="T14">группа</text:span> <text:span text:style-name="T15">И-31</text:span></text:p>
      <text:p text:style-name="P24">Сафронов Данил</text:p>
      <text:p text:style-name="P16"/>
      <text:p text:style-name="P17"><text:span text:style-name="T14">Проверил</text:span>:</text:p>
      <text:p text:style-name="P7"><text:span text:style-name="T14">преподаватель</text:span><text:span text:style-name="T16"> </text:span><text:span text:style-name="T17">дисциплины «Разработка программных модулей»</text:span></text:p>
      <text:p text:style-name="P14">Фомин А. Т.</text:p>
      <text:p text:style-name="P8"/>
      <text:p text:style-name="P8"/>
      <text:p text:style-name="P8"/>
      <text:p text:style-name="P18"><text:span text:style-name="Emphasis"/></text:p>
      <text:p text:style-name="P18"><text:span text:style-name="Emphasis"/></text:p>
      <text:p text:style-name="P18"><text:span text:style-name="Emphasis"/></text:p>
      <text:p text:style-name="P18"><text:span text:style-name="Emphasis"/></text:p>
      <text:p text:style-name="P18"><text:span text:style-name="Emphasis"/></text:p>
      <text:p text:style-name="P18"><text:span text:style-name="Emphasis"/></text:p>
      <text:p text:style-name="P18"><text:span text:style-name="Emphasis"/></text:p>
      <text:p text:style-name="P5">Ейск <text:span text:style-name="Emphasis"><text:span text:style-name="T21">20</text:span></text:span><text:span text:style-name="Emphasis"><text:span text:style-name="T22">2</text:span></text:span><text:span text:style-name="Emphasis"><text:span text:style-name="T23">4</text:span></text:span></text:p>
      <text:h text:style-name="P26" text:outline-level="2"><text:span text:style-name="T28">1 </text:span><text:span text:style-name="T27">Постановка задачи</text:span></text:h>
      <text:p text:style-name="P19">Разработать <text:span text:style-name="T30">программу на </text:span><text:span text:style-name="T3">C# </text:span><text:span text:style-name="T30">с использованием транзакций и без </text:span><text:span text:style-name="T31">них</text:span><text:span text:style-name="T30">, провести выборку данных из таблиц базы данных по условиям.</text:span></text:p>
      <text:h text:style-name="P27" text:outline-level="2"><text:span text:style-name="T32">2 </text:span><text:span text:style-name="T15">Порядок выполнения работы</text:span></text:h>
      <text:list text:style-name="L1">
        <text:list-item>
          <text:p text:style-name="P31">Создать базу данных <text:span text:style-name="T1">db_1, </text:span>имеющую 3 таблицы: <text:span text:style-name="T5">friends, </text:span><text:span text:style-name="T1">person, number;</text:span></text:p>
        </text:list-item>
        <text:list-item>
          <text:p text:style-name="P32">Сравнить производительность программ с транзакцией и без использования транзакций при заполнении таблиц;</text:p>
        </text:list-item>
        <text:list-item>
          <text:p text:style-name="P32">Сделать 3 выборки данных по поставленным условиям;</text:p>
        </text:list-item>
        <text:list-item>
          <text:p text:style-name="P32">Составить отчет по проделанной работе, приложив Листинги программ, описание входных, выходных и промежуточных данных, описание используемых функций Microsoft.Data.Sqlite, консольный вывод и файлы баз данных. </text:p>
        </text:list-item>
      </text:list>
      <text:h text:style-name="P28" text:outline-level="2"><text:span text:style-name="T33">4</text:span> <text:span text:style-name="T34">Выполнение задания</text:span></text:h>
      <text:p text:style-name="P20"><text:span text:style-name="Emphasis"><text:span text:style-name="T21">Выборка </text:span></text:span><text:span text:style-name="Emphasis"><text:span text:style-name="T24">данных</text:span></text:span><text:span text:style-name="Emphasis"><text:span text:style-name="T21"> по условиям:</text:span></text:span></text:p>
      <text:list text:style-name="L2">
        <text:list-item>
          <text:p text:style-name="P33"><text:span text:style-name="Emphasis"><text:span text:style-name="T21">Сдела</text:span></text:span><text:span text:style-name="Emphasis"><text:span text:style-name="T25">ть</text:span></text:span><text:span text:style-name="Emphasis"><text:span text:style-name="T21"> выборку данных с помощью предложения SELECT во втором поле таблицы number, значения элементов которого больше 1000, но меньше 5000 и эти элементы должны быть кратные 7. </text:span></text:span><text:span text:style-name="Emphasis"><text:span text:style-name="T25">Вывести</text:span></text:span><text:span text:style-name="Emphasis"><text:span text:style-name="T21"> записи, соответствующие этому критерию.</text:span></text:span></text:p>
        </text:list-item>
        <text:list-item>
          <text:p text:style-name="P33"><text:span text:style-name="Emphasis"><text:span text:style-name="T21">Запрос по </text:span></text:span><text:span text:style-name="Emphasis"><text:span text:style-name="T24">значению </text:span></text:span><text:span text:style-name="Emphasis"><text:span text:style-name="T21">ar2: вывести по возрастанию числа, кратные 3 и не содержащие нуля.</text:span></text:span></text:p>
        </text:list-item>
        <text:list-item>
          <text:p text:style-name="P33"><text:span text:style-name="Emphasis"><text:span text:style-name="T21">Выполни</text:span></text:span><text:span text:style-name="Emphasis"><text:span text:style-name="T26">ть </text:span></text:span><text:span text:style-name="Emphasis"><text:span text:style-name="T21">выборку данных в таблице person по критерию: в поле name выбрать имена, которые начинаются с символа 't' и имеют длину ровно 3 символа, а значение в поле age меньше 45.</text:span></text:span></text:p>
        </text:list-item>
      </text:list>
      <text:p text:style-name="P21">Листинг <text:span text:style-name="T35">1</text:span>. <text:span text:style-name="T1">Program.cs</text:span></text:p>
      <text:p text:style-name="P39"><text:span text:style-name="T52"><text:s text:c="2"/>1 <text:s/></text:span><text:span text:style-name="T42">using</text:span><text:span text:style-name="T44"> System.Diagnostics;</text:span></text:p>
      <text:p text:style-name="P39"><text:span text:style-name="T52"><text:s text:c="2"/>2 <text:s/></text:span><text:span text:style-name="T42">using</text:span><text:span text:style-name="T44"> Microsoft.Data.Sqlite;</text:span></text:p>
      <text:p text:style-name="P39"><text:span text:style-name="T52"><text:s text:c="2"/>3 <text:s/></text:span><text:span text:style-name="T42">struct</text:span><text:span text:style-name="T44"> </text:span><text:span text:style-name="T47">Program</text:span><text:span text:style-name="T44"> {</text:span></text:p>
      <text:p text:style-name="P39"><text:span text:style-name="T52"><text:s text:c="2"/>4 <text:s/></text:span><text:span text:style-name="T44"><text:s text:c="4"/></text:span><text:span text:style-name="T42">static</text:span><text:span text:style-name="T44"> </text:span><text:span text:style-name="T42">void</text:span><text:span text:style-name="T44"> </text:span><text:span text:style-name="T47">Main</text:span><text:span text:style-name="T44">(){</text:span></text:p>
      <text:p text:style-name="P39"><text:span text:style-name="T52"><text:s text:c="2"/>5 <text:s/></text:span><text:span text:style-name="T44"><text:s text:c="4"/></text:span><text:span text:style-name="T42">#region MainProgram</text:span></text:p>
      <text:p text:style-name="P39"><text:span text:style-name="T52"><text:s text:c="2"/>6 <text:s/></text:span><text:span text:style-name="T44"><text:s text:c="8"/>Console.Write(</text:span><text:span text:style-name="T48">"Enter the path: "</text:span><text:span text:style-name="T44">);</text:span></text:p>
      <text:p text:style-name="P39"><text:span text:style-name="T52"><text:s text:c="2"/>7 <text:s/></text:span><text:span text:style-name="T44"><text:s text:c="8"/></text:span><text:span text:style-name="T50">string</text:span><text:span text:style-name="T44"> path </text:span><text:span text:style-name="T42">=</text:span><text:span text:style-name="T44"> Console.ReadLine()</text:span><text:span text:style-name="T42">!</text:span><text:span text:style-name="T44">;</text:span></text:p>
      <text:p text:style-name="P39"><text:soft-page-break/><text:span text:style-name="T52"><text:s text:c="2"/>8 <text:s/></text:span><text:span text:style-name="T44"><text:s text:c="8"/></text:span><text:span text:style-name="T50">var</text:span><text:span text:style-name="T44"> con </text:span><text:span text:style-name="T42">=</text:span><text:span text:style-name="T44"> </text:span><text:span text:style-name="T48">$"Data Source = {path}"</text:span><text:span text:style-name="T44">;</text:span></text:p>
      <text:p text:style-name="P39"><text:span text:style-name="T52"><text:s text:c="2"/>9 <text:s/></text:span><text:span text:style-name="T44"><text:s text:c="8"/></text:span><text:span text:style-name="T42">using</text:span><text:span text:style-name="T44"> (</text:span><text:span text:style-name="T50">var</text:span><text:span text:style-name="T44"> connect </text:span><text:span text:style-name="T42">=</text:span><text:span text:style-name="T44"> </text:span><text:span text:style-name="T42">new</text:span><text:span text:style-name="T44"> SqliteConnection(con)) {</text:span></text:p>
      <text:p text:style-name="P39"><text:span text:style-name="T52"><text:s/>10 <text:s/></text:span><text:span text:style-name="T44"><text:s text:c="12"/>connect.Open();</text:span></text:p>
      <text:p text:style-name="P39"><text:span text:style-name="T52"><text:s/>11 <text:s/></text:span><text:span text:style-name="T44"><text:s text:c="12"/></text:span><text:span text:style-name="T51">//Fill(connect);</text:span></text:p>
      <text:p text:style-name="P39"><text:span text:style-name="T52"><text:s/>12 <text:s/></text:span><text:span text:style-name="T44"><text:s text:c="12"/></text:span><text:span text:style-name="T50">var</text:span><text:span text:style-name="T44"> sw </text:span><text:span text:style-name="T42">=</text:span><text:span text:style-name="T44"> Stopwatch.StartNew();</text:span></text:p>
      <text:p text:style-name="P39"><text:span text:style-name="T52"><text:s/>13 <text:s/></text:span><text:span text:style-name="T44"><text:s text:c="12"/>DataWithoutTransaction(connect);</text:span></text:p>
      <text:p text:style-name="P39"><text:span text:style-name="T52"><text:s/>14 <text:s/></text:span><text:span text:style-name="T44"><text:s text:c="12"/>sw.Stop();</text:span></text:p>
      <text:p text:style-name="P39"><text:span text:style-name="T52"><text:s/>15 <text:s/></text:span><text:span text:style-name="T44"><text:s text:c="12"/>Console.WriteLine(</text:span><text:span text:style-name="T48">$"Time without transaction (ms): {sw.Elapsed.TotalMilliseconds}"</text:span><text:span text:style-name="T44">);</text:span></text:p>
      <text:p text:style-name="P39"><text:span text:style-name="T52"><text:s/>16 <text:s/></text:span><text:span text:style-name="T44"><text:s text:c="12"/>sw </text:span><text:span text:style-name="T42">=</text:span><text:span text:style-name="T44"> Stopwatch.StartNew();</text:span></text:p>
      <text:p text:style-name="P39"><text:span text:style-name="T52"><text:s/>17 <text:s/></text:span><text:span text:style-name="T44"><text:s text:c="12"/>DataWithTransaction(connect);</text:span></text:p>
      <text:p text:style-name="P39"><text:span text:style-name="T52"><text:s/>18 <text:s/></text:span><text:span text:style-name="T44"><text:s text:c="12"/>sw.Stop();</text:span></text:p>
      <text:p text:style-name="P39"><text:span text:style-name="T52"><text:s/>19 <text:s/></text:span><text:span text:style-name="T44"><text:s text:c="12"/>Console.WriteLine(</text:span><text:span text:style-name="T48">$"Time with transaction (ms): {sw.Elapsed.TotalMilliseconds}"</text:span><text:span text:style-name="T44">);</text:span></text:p>
      <text:p text:style-name="P39"><text:span text:style-name="T52"><text:s/>20 <text:s/></text:span><text:span text:style-name="T44"><text:s text:c="12"/>Queries.Query1(connect);</text:span></text:p>
      <text:p text:style-name="P39"><text:span text:style-name="T52"><text:s/>21 <text:s/></text:span><text:span text:style-name="T44"><text:s text:c="12"/>Queries.Query2(connect);</text:span></text:p>
      <text:p text:style-name="P39"><text:span text:style-name="T52"><text:s/>22 <text:s/></text:span><text:span text:style-name="T44"><text:s text:c="12"/>Queries.Query3(connect);</text:span></text:p>
      <text:p text:style-name="P39"><text:span text:style-name="T52"><text:s/>23 <text:s/></text:span><text:span text:style-name="T44"><text:s text:c="8"/>}</text:span></text:p>
      <text:p text:style-name="P39"><text:span text:style-name="T52"><text:s/>24 <text:s/></text:span><text:span text:style-name="T44"><text:s text:c="4"/>}</text:span></text:p>
      <text:p text:style-name="P39"><text:span text:style-name="T52"><text:s/>25 <text:s/></text:span><text:span text:style-name="T44"><text:s text:c="4"/></text:span><text:span text:style-name="T42">#endregion</text:span></text:p>
      <text:p text:style-name="P39"><text:span text:style-name="T52"><text:s/>26 <text:s/></text:span><text:span text:style-name="T44"><text:s text:c="4"/></text:span><text:span text:style-name="T42">#region Functions</text:span></text:p>
      <text:p text:style-name="P39"><text:span text:style-name="T52"><text:s/>27 <text:s/></text:span><text:span text:style-name="T44"><text:s text:c="4"/></text:span><text:span text:style-name="T42">static</text:span><text:span text:style-name="T44"> </text:span><text:span text:style-name="T42">void</text:span><text:span text:style-name="T44"> </text:span><text:span text:style-name="T47">Fill</text:span><text:span text:style-name="T44">(SqliteConnection con) {</text:span></text:p>
      <text:p text:style-name="P39"><text:span text:style-name="T52"><text:s/>28 <text:s/></text:span><text:span text:style-name="T44"><text:s text:c="12"/>con.Open();</text:span></text:p>
      <text:p text:style-name="P39"><text:span text:style-name="T52"><text:s/>29 <text:s/></text:span><text:span text:style-name="T44"><text:s text:c="12"/></text:span><text:span text:style-name="T42">for</text:span><text:span text:style-name="T44"> (</text:span><text:span text:style-name="T50">int</text:span><text:span text:style-name="T44"> i </text:span><text:span text:style-name="T42">=</text:span><text:span text:style-name="T44"> </text:span><text:span text:style-name="T53">0</text:span><text:span text:style-name="T44">; i </text:span><text:span text:style-name="T42">&lt;</text:span><text:span text:style-name="T44"> </text:span><text:span text:style-name="T53">1000</text:span><text:span text:style-name="T44">; i</text:span><text:span text:style-name="T42">++</text:span><text:span text:style-name="T44">)</text:span></text:p>
      <text:p text:style-name="P39"><text:span text:style-name="T52"><text:s/>30 <text:s/></text:span><text:span text:style-name="T44"><text:s text:c="12"/>{</text:span></text:p>
      <text:p text:style-name="P39"><text:span text:style-name="T52"><text:s/>31 <text:s/></text:span><text:span text:style-name="T44"><text:s text:c="12"/></text:span><text:span text:style-name="T50">var</text:span><text:span text:style-name="T44"> command </text:span><text:span text:style-name="T42">=</text:span><text:span text:style-name="T44"> con.CreateCommand();</text:span></text:p>
      <text:p text:style-name="P39"><text:span text:style-name="T52"><text:s/>32 <text:s/></text:span><text:span text:style-name="T44"><text:s text:c="12"/>command.CommandText </text:span><text:span text:style-name="T42">=</text:span><text:span text:style-name="T44"> </text:span><text:span text:style-name="T48">@"INSERT </text:span></text:p>
      <text:p text:style-name="P40"><text:span text:style-name="T52"><text:s/>33 <text:s/></text:span><text:s text:c="12"/>INTO number(ar1, ar2)</text:p>
      <text:p text:style-name="P40"><text:span text:style-name="T52"><text:s/>34 <text:s/></text:span><text:s text:c="12"/>VALUES ($ar1, $ar2)</text:p>
      <text:p text:style-name="P39"><text:span text:style-name="T52"><text:s/>35 <text:s/></text:span><text:span text:style-name="T48"><text:s text:c="12"/>"</text:span><text:span text:style-name="T44">;</text:span></text:p>
      <text:p text:style-name="P39"><text:span text:style-name="T52"><text:s/>36 <text:s/></text:span><text:span text:style-name="T44"><text:s text:c="16"/>command.Parameters.AddWithValue(</text:span><text:span text:style-name="T48">"$ar1"</text:span><text:span text:style-name="T44">,</text:span><text:span text:style-name="T42">new</text:span><text:span text:style-name="T44"> Random().Next(</text:span><text:span text:style-name="T53">1</text:span><text:span text:style-name="T44">,</text:span><text:span text:style-name="T53">9</text:span><text:span text:style-name="T44">));</text:span></text:p>
      <text:p text:style-name="P39"><text:span text:style-name="T52"><text:s/>37 <text:s/></text:span><text:span text:style-name="T44"><text:s text:c="16"/>command.Parameters.AddWithValue(</text:span><text:span text:style-name="T48">"$ar2"</text:span><text:span text:style-name="T44">,</text:span><text:span text:style-name="T42">new</text:span><text:span text:style-name="T44"> Random().Next(</text:span><text:span text:style-name="T53">1</text:span><text:span text:style-name="T44">,</text:span><text:span text:style-name="T53">10000</text:span><text:span text:style-name="T44">));</text:span></text:p>
      <text:p text:style-name="P39"><text:span text:style-name="T52"><text:s/>38 <text:s/></text:span><text:span text:style-name="T44"><text:s text:c="16"/>command.ExecuteNonQuery();</text:span></text:p>
      <text:p text:style-name="P39"><text:span text:style-name="T52"><text:s/>39 <text:s/></text:span><text:span text:style-name="T44"><text:s text:c="16"/>command.Parameters.Clear();</text:span></text:p>
      <text:p text:style-name="P39"><text:span text:style-name="T52"><text:s/>40 <text:s/></text:span><text:span text:style-name="T44"><text:s text:c="12"/>}</text:span></text:p>
      <text:p text:style-name="P39"><text:span text:style-name="T52"><text:s/>41 <text:s/></text:span><text:span text:style-name="T44"><text:s text:c="8"/>}</text:span></text:p>
      <text:p text:style-name="P39"><text:soft-page-break/><text:span text:style-name="T52"><text:s/>42 <text:s/></text:span><text:span text:style-name="T44"><text:s text:c="4"/></text:span><text:span text:style-name="T42">static</text:span><text:span text:style-name="T44"> </text:span><text:span text:style-name="T42">void</text:span><text:span text:style-name="T44"> </text:span><text:span text:style-name="T47">DataWithoutTransaction</text:span><text:span text:style-name="T44">(SqliteConnection con){</text:span></text:p>
      <text:p text:style-name="P39"><text:span text:style-name="T52"><text:s/>43 <text:s/></text:span><text:span text:style-name="T44"><text:s text:c="12"/>con.Open();</text:span></text:p>
      <text:p text:style-name="P39"><text:span text:style-name="T52"><text:s/>44 <text:s/></text:span><text:span text:style-name="T44"><text:s text:c="12"/>Parallel.For(</text:span><text:span text:style-name="T53">0</text:span><text:span text:style-name="T44">, </text:span><text:span text:style-name="T53">1000</text:span><text:span text:style-name="T44">, (i) </text:span><text:span text:style-name="T42">=&gt;</text:span></text:p>
      <text:p text:style-name="P39"><text:span text:style-name="T52"><text:s/>45 <text:s/></text:span><text:span text:style-name="T44"><text:s text:c="12"/>{</text:span></text:p>
      <text:p text:style-name="P39"><text:span text:style-name="T52"><text:s/>46 <text:s/></text:span><text:span text:style-name="T44"><text:s text:c="16"/></text:span><text:span text:style-name="T50">var</text:span><text:span text:style-name="T44"> command </text:span><text:span text:style-name="T42">=</text:span><text:span text:style-name="T44"> con.CreateCommand();</text:span></text:p>
      <text:p text:style-name="P39"><text:span text:style-name="T52"><text:s/>47 <text:s/></text:span><text:span text:style-name="T44"><text:s text:c="16"/>command.CommandText </text:span><text:span text:style-name="T42">=</text:span><text:span text:style-name="T44"> </text:span><text:span text:style-name="T48">@"</text:span></text:p>
      <text:p text:style-name="P40"><text:span text:style-name="T52"><text:s/>48 <text:s/></text:span><text:s text:c="16"/>SELECT *</text:p>
      <text:p text:style-name="P40"><text:span text:style-name="T52"><text:s/>49 <text:s/></text:span><text:s text:c="16"/>FROM number</text:p>
      <text:p text:style-name="P40"><text:span text:style-name="T52"><text:s/>50 <text:s/></text:span><text:s text:c="16"/>WHERE ar2&gt;1000</text:p>
      <text:p text:style-name="P40"><text:span text:style-name="T52"><text:s/>51 <text:s/></text:span><text:s text:c="16"/>AND ar2&lt;5000</text:p>
      <text:p text:style-name="P40"><text:span text:style-name="T52"><text:s/>52 <text:s/></text:span><text:s text:c="16"/>AND ar%7==0;</text:p>
      <text:p text:style-name="P39"><text:span text:style-name="T52"><text:s/>53 <text:s/></text:span><text:span text:style-name="T48"><text:s text:c="12"/>"</text:span><text:span text:style-name="T44">;</text:span></text:p>
      <text:p text:style-name="P39"><text:span text:style-name="T52"><text:s/>54 <text:s/></text:span><text:span text:style-name="T44"><text:s text:c="12"/>});</text:span></text:p>
      <text:p text:style-name="P39"><text:span text:style-name="T52"><text:s/>55 <text:s/></text:span><text:span text:style-name="T44"><text:s text:c="4"/>}</text:span></text:p>
      <text:p text:style-name="P43"><text:s/>56 <text:s/></text:p>
      <text:p text:style-name="P39"><text:span text:style-name="T52"><text:s/>57 <text:s/></text:span><text:span text:style-name="T44"><text:s text:c="4"/></text:span><text:span text:style-name="T42">static</text:span><text:span text:style-name="T44"> </text:span><text:span text:style-name="T42">void</text:span><text:span text:style-name="T44"> </text:span><text:span text:style-name="T47">DataWithTransaction</text:span><text:span text:style-name="T44">(SqliteConnection con){</text:span></text:p>
      <text:p text:style-name="P39"><text:span text:style-name="T52"><text:s/>58 <text:s/></text:span><text:span text:style-name="T44"><text:s text:c="12"/>con.Open();</text:span></text:p>
      <text:p text:style-name="P39"><text:span text:style-name="T52"><text:s/>59 <text:s/></text:span><text:span text:style-name="T44"><text:s text:c="12"/></text:span><text:span text:style-name="T50">var</text:span><text:span text:style-name="T44"> transaction </text:span><text:span text:style-name="T42">=</text:span><text:span text:style-name="T44"> con.BeginTransaction();</text:span></text:p>
      <text:p text:style-name="P39"><text:span text:style-name="T52"><text:s/>60 <text:s/></text:span><text:span text:style-name="T44"><text:s text:c="12"/>Parallel.For(</text:span><text:span text:style-name="T53">0</text:span><text:span text:style-name="T44">, </text:span><text:span text:style-name="T53">1000</text:span><text:span text:style-name="T44">, (i)</text:span><text:span text:style-name="T42">=&gt;</text:span></text:p>
      <text:p text:style-name="P39"><text:span text:style-name="T52"><text:s/>61 <text:s/></text:span><text:span text:style-name="T44"><text:s text:c="12"/>{</text:span></text:p>
      <text:p text:style-name="P39"><text:span text:style-name="T52"><text:s/>62 <text:s/></text:span><text:span text:style-name="T44"><text:s text:c="12"/></text:span><text:span text:style-name="T50">var</text:span><text:span text:style-name="T44"> command </text:span><text:span text:style-name="T42">=</text:span><text:span text:style-name="T44"> con.CreateCommand();</text:span></text:p>
      <text:p text:style-name="P39"><text:span text:style-name="T52"><text:s/>63 <text:s/></text:span><text:span text:style-name="T44"><text:s text:c="12"/>command.CommandText </text:span><text:span text:style-name="T42">=</text:span><text:span text:style-name="T44"> </text:span><text:span text:style-name="T48">@"</text:span></text:p>
      <text:p text:style-name="P40"><text:span text:style-name="T52"><text:s/>64 <text:s/></text:span><text:s text:c="12"/>SELECT *</text:p>
      <text:p text:style-name="P40"><text:span text:style-name="T52"><text:s/>65 <text:s/></text:span><text:s text:c="12"/>FROM number</text:p>
      <text:p text:style-name="P40"><text:span text:style-name="T52"><text:s/>66 <text:s/></text:span><text:s text:c="12"/>WHERE ar2 &gt; 1000</text:p>
      <text:p text:style-name="P40"><text:span text:style-name="T52"><text:s/>67 <text:s/></text:span><text:s text:c="16"/>AND ar2 &lt; 5000</text:p>
      <text:p text:style-name="P40"><text:span text:style-name="T52"><text:s/>68 <text:s/></text:span><text:s text:c="16"/>AND ar2 % 7==0;</text:p>
      <text:p text:style-name="P39"><text:span text:style-name="T52"><text:s/>69 <text:s/></text:span><text:span text:style-name="T48"><text:s text:c="12"/>"</text:span><text:span text:style-name="T44">;</text:span></text:p>
      <text:p text:style-name="P39"><text:span text:style-name="T52"><text:s/>70 <text:s/></text:span><text:span text:style-name="T44"><text:s text:c="12"/>command.ExecuteNonQuery();</text:span></text:p>
      <text:p text:style-name="P39"><text:span text:style-name="T52"><text:s/>71 <text:s/></text:span><text:span text:style-name="T44"><text:s text:c="12"/>});</text:span></text:p>
      <text:p text:style-name="P39"><text:span text:style-name="T52"><text:s/>72 <text:s/></text:span><text:span text:style-name="T44"><text:s text:c="12"/>transaction.Commit();</text:span></text:p>
      <text:p text:style-name="P39"><text:span text:style-name="T52"><text:s/>73 <text:s/></text:span><text:span text:style-name="T44"><text:s text:c="8"/>}</text:span></text:p>
      <text:p text:style-name="P39"><text:span text:style-name="T52"><text:s/>74 <text:s/></text:span><text:span text:style-name="T44"><text:s text:c="4"/>}</text:span></text:p>
      <text:p text:style-name="P39"><text:span text:style-name="T52"><text:s/>75 <text:s/></text:span><text:span text:style-name="T44"><text:s text:c="4"/></text:span><text:span text:style-name="T42">#endregion</text:span></text:p>
      <text:p text:style-name="P39"><text:span text:style-name="T52"><text:s/>76 <text:s/></text:span><text:span text:style-name="T44"><text:s text:c="4"/></text:span><text:span text:style-name="T42">#region Queries</text:span></text:p>
      <text:p text:style-name="P39"><text:span text:style-name="T52"><text:s/>77 <text:s/></text:span><text:span text:style-name="T42">struct</text:span><text:span text:style-name="T44"> </text:span><text:span text:style-name="T47">Queries</text:span><text:span text:style-name="T44"> {</text:span></text:p>
      <text:p text:style-name="P39"><text:span text:style-name="T52"><text:s/>78 <text:s/></text:span><text:span text:style-name="T44"><text:s text:c="4"/></text:span><text:span text:style-name="T42">public</text:span><text:span text:style-name="T44"> </text:span><text:span text:style-name="T42">static</text:span><text:span text:style-name="T44"> </text:span><text:span text:style-name="T42">void</text:span><text:span text:style-name="T44"> </text:span><text:span text:style-name="T47">Query1</text:span><text:span text:style-name="T44">(SqliteConnection con) {</text:span></text:p>
      <text:p text:style-name="P39"><text:span text:style-name="T52"><text:s/>79 <text:s/></text:span><text:span text:style-name="T44"><text:s text:c="8"/>Console.WriteLine(</text:span><text:span text:style-name="T48">"\nFirst query"</text:span><text:span text:style-name="T44">);</text:span></text:p>
      <text:p text:style-name="P39"><text:soft-page-break/><text:span text:style-name="T52"><text:s/>80 <text:s/></text:span><text:span text:style-name="T44"><text:s text:c="8"/></text:span><text:span text:style-name="T50">string</text:span><text:span text:style-name="T44"> query </text:span><text:span text:style-name="T42">=</text:span><text:span text:style-name="T44"> </text:span><text:span text:style-name="T48">@"SELECT * </text:span></text:p>
      <text:p text:style-name="P40"><text:span text:style-name="T52"><text:s/>81 <text:s/></text:span><text:s text:c="23"/>FROM number </text:p>
      <text:p text:style-name="P40"><text:span text:style-name="T52"><text:s/>82 <text:s/></text:span><text:s text:c="23"/>WHERE ar2 &gt; 1000 </text:p>
      <text:p text:style-name="P40"><text:span text:style-name="T52"><text:s/>83 <text:s/></text:span><text:s text:c="23"/>AND ar2 &lt; 5000 </text:p>
      <text:p text:style-name="P40"><text:span text:style-name="T52"><text:s/>84 <text:s/></text:span><text:s text:c="23"/>AND ar2 % 7 == 0;</text:p>
      <text:p text:style-name="P39"><text:span text:style-name="T52"><text:s/>85 <text:s/></text:span><text:span text:style-name="T48"><text:s text:c="23"/>"</text:span><text:span text:style-name="T44">;</text:span></text:p>
      <text:p text:style-name="P39"><text:span text:style-name="T52"><text:s/>86 <text:s/></text:span><text:span text:style-name="T44"><text:s text:c="8"/></text:span><text:span text:style-name="T42">using</text:span><text:span text:style-name="T44"> (</text:span><text:span text:style-name="T50">var</text:span><text:span text:style-name="T44"> command </text:span><text:span text:style-name="T42">=</text:span><text:span text:style-name="T44"> </text:span><text:span text:style-name="T42">new</text:span><text:span text:style-name="T44"> SqliteCommand(query, con)) {</text:span></text:p>
      <text:p text:style-name="P39"><text:span text:style-name="T52"><text:s/>87 <text:s/></text:span><text:span text:style-name="T44"><text:s text:c="12"/>command.ExecuteNonQuery();</text:span></text:p>
      <text:p text:style-name="P39"><text:span text:style-name="T52"><text:s/>88 <text:s/></text:span><text:span text:style-name="T44"><text:s text:c="12"/></text:span><text:span text:style-name="T50">var</text:span><text:span text:style-name="T44"> reader </text:span><text:span text:style-name="T42">=</text:span><text:span text:style-name="T44"> command.ExecuteReader();</text:span></text:p>
      <text:p text:style-name="P39"><text:span text:style-name="T52"><text:s/>89 <text:s/></text:span><text:span text:style-name="T44"><text:s text:c="12"/></text:span><text:span text:style-name="T42">while</text:span><text:span text:style-name="T44"> (reader.Read()) </text:span></text:p>
      <text:p text:style-name="P39"><text:span text:style-name="T52"><text:s/>90 <text:s/></text:span><text:span text:style-name="T44"><text:s text:c="16"/>Console.WriteLine(</text:span><text:span text:style-name="T48">$"{reader["</text:span><text:span text:style-name="T44">ar1</text:span><text:span text:style-name="T48">"]} -&gt; {reader["</text:span><text:span text:style-name="T44">ar2</text:span><text:span text:style-name="T48">"]}"</text:span><text:span text:style-name="T44">);</text:span></text:p>
      <text:p text:style-name="P39"><text:span text:style-name="T52"><text:s/>91 <text:s/></text:span><text:span text:style-name="T44"><text:s text:c="8"/>}</text:span></text:p>
      <text:p text:style-name="P39"><text:span text:style-name="T52"><text:s/>92 <text:s/></text:span><text:span text:style-name="T44"><text:s text:c="4"/>}</text:span></text:p>
      <text:p text:style-name="P43"><text:s/>93 <text:s/></text:p>
      <text:p text:style-name="P39"><text:span text:style-name="T52"><text:s/>94 <text:s/></text:span><text:span text:style-name="T44"><text:s text:c="4"/></text:span><text:span text:style-name="T42">public</text:span><text:span text:style-name="T44"> </text:span><text:span text:style-name="T42">static</text:span><text:span text:style-name="T44"> </text:span><text:span text:style-name="T42">void</text:span><text:span text:style-name="T44"> </text:span><text:span text:style-name="T47">Query2</text:span><text:span text:style-name="T44">(SqliteConnection con) {</text:span></text:p>
      <text:p text:style-name="P39"><text:span text:style-name="T52"><text:s/>95 <text:s/></text:span><text:span text:style-name="T44"><text:s text:c="8"/>Console.WriteLine(</text:span><text:span text:style-name="T48">"\nSecond query"</text:span><text:span text:style-name="T44">);</text:span></text:p>
      <text:p text:style-name="P39"><text:span text:style-name="T52"><text:s/>96 <text:s/></text:span><text:span text:style-name="T44"><text:s text:c="9"/></text:span><text:span text:style-name="T50">string</text:span><text:span text:style-name="T44"> query </text:span><text:span text:style-name="T42">=</text:span><text:span text:style-name="T44"> </text:span><text:span text:style-name="T48">@"SELECT *</text:span></text:p>
      <text:p text:style-name="P40"><text:span text:style-name="T52"><text:s/>97 <text:s/></text:span><text:s text:c="23"/>FROM number</text:p>
      <text:p text:style-name="P40"><text:span text:style-name="T52"><text:s/>98 <text:s/></text:span><text:s text:c="23"/>WHERE ar2 % 3 = 0 </text:p>
      <text:p text:style-name="P40"><text:span text:style-name="T52"><text:s/>99 <text:s/></text:span><text:s text:c="23"/>AND ar2 &lt;&gt; 0</text:p>
      <text:p text:style-name="P39"><text:span text:style-name="T52">100 <text:s/></text:span><text:span text:style-name="T48"><text:s text:c="23"/>ORDER BY ar2"</text:span><text:span text:style-name="T44">;</text:span></text:p>
      <text:p text:style-name="P39"><text:span text:style-name="T52">101 <text:s/></text:span><text:span text:style-name="T44"><text:s text:c="8"/></text:span><text:span text:style-name="T42">using</text:span><text:span text:style-name="T44"> (</text:span><text:span text:style-name="T50">var</text:span><text:span text:style-name="T44"> command </text:span><text:span text:style-name="T42">=</text:span><text:span text:style-name="T44"> </text:span><text:span text:style-name="T42">new</text:span><text:span text:style-name="T44"> SqliteCommand(query, con)) {</text:span></text:p>
      <text:p text:style-name="P39"><text:span text:style-name="T52">102 <text:s/></text:span><text:span text:style-name="T44"><text:s text:c="12"/>command.ExecuteNonQuery();</text:span></text:p>
      <text:p text:style-name="P39"><text:span text:style-name="T52">103 <text:s/></text:span><text:span text:style-name="T44"><text:s text:c="12"/></text:span><text:span text:style-name="T50">var</text:span><text:span text:style-name="T44"> reader </text:span><text:span text:style-name="T42">=</text:span><text:span text:style-name="T44"> command.ExecuteReader();</text:span></text:p>
      <text:p text:style-name="P39"><text:span text:style-name="T52">104 <text:s/></text:span><text:span text:style-name="T44"><text:s text:c="12"/></text:span><text:span text:style-name="T42">while</text:span><text:span text:style-name="T44"> (reader.Read()) </text:span></text:p>
      <text:p text:style-name="P39"><text:span text:style-name="T52">105 <text:s/></text:span><text:span text:style-name="T44"><text:s text:c="16"/>Console.WriteLine(</text:span><text:span text:style-name="T48">$"{reader["</text:span><text:span text:style-name="T44">ar1</text:span><text:span text:style-name="T48">"]} -&gt; {reader["</text:span><text:span text:style-name="T44">ar2</text:span><text:span text:style-name="T48">"]}"</text:span><text:span text:style-name="T44">);</text:span></text:p>
      <text:p text:style-name="P39"><text:span text:style-name="T52">106 <text:s/></text:span><text:span text:style-name="T44"><text:s text:c="8"/>}</text:span></text:p>
      <text:p text:style-name="P39"><text:span text:style-name="T52">107 <text:s/></text:span><text:span text:style-name="T44"><text:s text:c="4"/>}</text:span></text:p>
      <text:p text:style-name="P41"><text:span text:style-name="T52">108 <text:s/></text:span><text:s text:c="4"/></text:p>
      <text:p text:style-name="P39"><text:span text:style-name="T52">109 <text:s/></text:span><text:span text:style-name="T44"><text:s text:c="4"/></text:span><text:span text:style-name="T42">public</text:span><text:span text:style-name="T44"> </text:span><text:span text:style-name="T42">static</text:span><text:span text:style-name="T44"> </text:span><text:span text:style-name="T42">void</text:span><text:span text:style-name="T44"> </text:span><text:span text:style-name="T47">Query3</text:span><text:span text:style-name="T44">(SqliteConnection con) {</text:span></text:p>
      <text:p text:style-name="P39"><text:span text:style-name="T52">110 <text:s/></text:span><text:span text:style-name="T44"><text:s text:c="8"/>Console.WriteLine(</text:span><text:span text:style-name="T48">"\nThird query"</text:span><text:span text:style-name="T44">);</text:span></text:p>
      <text:p text:style-name="P39"><text:span text:style-name="T52">111 <text:s/></text:span><text:span text:style-name="T44"><text:s text:c="8"/></text:span><text:span text:style-name="T50">string</text:span><text:span text:style-name="T44"> query </text:span><text:span text:style-name="T42">=</text:span><text:span text:style-name="T44"> </text:span><text:span text:style-name="T48">@"SELECT *</text:span></text:p>
      <text:p text:style-name="P40"><text:span text:style-name="T52">112 <text:s/></text:span><text:s text:c="23"/>FROM person</text:p>
      <text:p text:style-name="P40"><text:span text:style-name="T52">113 <text:s/></text:span><text:s text:c="23"/>WHERE name LIKE 't%' </text:p>
      <text:p text:style-name="P40"><text:span text:style-name="T52">114 <text:s/></text:span><text:s text:c="23"/>AND LENGTH(name) = 3 </text:p>
      <text:p text:style-name="P39"><text:span text:style-name="T52">115 <text:s/></text:span><text:span text:style-name="T48"><text:s text:c="23"/>AND age &lt; 45"</text:span><text:span text:style-name="T44">;</text:span></text:p>
      <text:p text:style-name="P41"><text:soft-page-break/><text:span text:style-name="T52">116 <text:s/></text:span><text:s text:c="8"/></text:p>
      <text:p text:style-name="P39"><text:span text:style-name="T52">117 <text:s/></text:span><text:span text:style-name="T44"><text:s text:c="8"/></text:span><text:span text:style-name="T42">using</text:span><text:span text:style-name="T44"> (</text:span><text:span text:style-name="T50">var</text:span><text:span text:style-name="T44"> command </text:span><text:span text:style-name="T42">=</text:span><text:span text:style-name="T44"> </text:span><text:span text:style-name="T42">new</text:span><text:span text:style-name="T44"> SqliteCommand(query, con)) {</text:span></text:p>
      <text:p text:style-name="P39"><text:span text:style-name="T52">118 <text:s/></text:span><text:span text:style-name="T44"><text:s text:c="12"/>command.ExecuteNonQuery();</text:span></text:p>
      <text:p text:style-name="P39"><text:span text:style-name="T52">119 <text:s/></text:span><text:span text:style-name="T44"><text:s text:c="12"/></text:span><text:span text:style-name="T50">var</text:span><text:span text:style-name="T44"> reader </text:span><text:span text:style-name="T42">=</text:span><text:span text:style-name="T44"> command.ExecuteReader();</text:span></text:p>
      <text:p text:style-name="P39"><text:span text:style-name="T52">120 <text:s/></text:span><text:span text:style-name="T44"><text:s text:c="12"/></text:span><text:span text:style-name="T42">while</text:span><text:span text:style-name="T44"> (reader.Read()) </text:span></text:p>
      <text:p text:style-name="P39"><text:span text:style-name="T52">121 <text:s/></text:span><text:span text:style-name="T44"><text:s text:c="16"/>Console.WriteLine(</text:span><text:span text:style-name="T48">$"{reader["</text:span><text:span text:style-name="T44">name</text:span><text:span text:style-name="T48">"]} -&gt; {reader["</text:span><text:span text:style-name="T44">age</text:span><text:span text:style-name="T48">"]}"</text:span><text:span text:style-name="T44">);</text:span></text:p>
      <text:p text:style-name="P39"><text:span text:style-name="T52">122 <text:s/></text:span><text:span text:style-name="T44"><text:s text:c="8"/>}</text:span></text:p>
      <text:p text:style-name="P39"><text:span text:style-name="T52">123 <text:s/></text:span><text:span text:style-name="T44"><text:s text:c="4"/>}</text:span></text:p>
      <text:p text:style-name="P41"><text:span text:style-name="T52">124 <text:s/></text:span>}</text:p>
      <text:p text:style-name="P42"><text:span text:style-name="T52">125 <text:s/></text:span>#endregion</text:p>
      <text:p text:style-name="P23"/>
      <text:p text:style-name="Text_20_body">Вывод в консоли:</text:p>
      <text:p text:style-name="Вывод_20_текст_20_в_20_консоли"><text:span text:style-name="T9">Enter the path: bd1.db</text:span></text:p>
      <text:p text:style-name="Вывод_20_текст_20_в_20_консоли"><text:span text:style-name="T9">Time without transaction (ms): 6,7601</text:span></text:p>
      <text:p text:style-name="Вывод_20_текст_20_в_20_консоли"><text:span text:style-name="T9">Time with transaction (ms): 17,6757</text:span></text:p>
      <text:p text:style-name="Вывод_20_текст_20_в_20_консоли"><text:span text:style-name="T9"/></text:p>
      <text:p text:style-name="Вывод_20_текст_20_в_20_консоли"><text:span text:style-name="T9">First query</text:span></text:p>
      <text:p text:style-name="Вывод_20_текст_20_в_20_консоли"><text:span text:style-name="T9">1 -&gt; 4522</text:span></text:p>
      <text:p text:style-name="Вывод_20_текст_20_в_20_консоли"><text:span text:style-name="T9">5 -&gt; 1505</text:span></text:p>
      <text:p text:style-name="Вывод_20_текст_20_в_20_консоли"><text:span text:style-name="T9">2 -&gt; 3031</text:span></text:p>
      <text:p text:style-name="Вывод_20_текст_20_в_20_консоли"><text:span text:style-name="T9">7 -&gt; 4907</text:span></text:p>
      <text:p text:style-name="Вывод_20_текст_20_в_20_консоли"><text:span text:style-name="T9">5 -&gt; 3059</text:span></text:p>
      <text:p text:style-name="Вывод_20_текст_20_в_20_консоли"><text:span text:style-name="T9">1 -&gt; 4263</text:span></text:p>
      <text:p text:style-name="Вывод_20_текст_20_в_20_консоли"><text:span text:style-name="T9">6 -&gt; 2968</text:span></text:p>
      <text:p text:style-name="Вывод_20_текст_20_в_20_консоли"><text:span text:style-name="T9">2 -&gt; 1176</text:span></text:p>
      <text:p text:style-name="Вывод_20_текст_20_в_20_консоли"><text:span text:style-name="T9">8 -&gt; 3395</text:span></text:p>
      <text:p text:style-name="Вывод_20_текст_20_в_20_консоли"><text:span text:style-name="T9">8 -&gt; 3304</text:span></text:p>
      <text:p text:style-name="Вывод_20_текст_20_в_20_консоли"><text:span text:style-name="T9">3 -&gt; 1582</text:span></text:p>
      <text:p text:style-name="Вывод_20_текст_20_в_20_консоли"><text:span text:style-name="T9">3 -&gt; 1897</text:span></text:p>
      <text:p text:style-name="Вывод_20_текст_20_в_20_консоли"><text:span text:style-name="T9">8 -&gt; 3437</text:span></text:p>
      <text:p text:style-name="Вывод_20_текст_20_в_20_консоли"><text:span text:style-name="T9">7 -&gt; 2562</text:span></text:p>
      <text:p text:style-name="Вывод_20_текст_20_в_20_консоли"><text:span text:style-name="T9">5 -&gt; 1337</text:span></text:p>
      <text:p text:style-name="Вывод_20_текст_20_в_20_консоли"><text:span text:style-name="T9">5 -&gt; 4837</text:span></text:p>
      <text:p text:style-name="Вывод_20_текст_20_в_20_консоли"><text:span text:style-name="T9">2 -&gt; 4557</text:span></text:p>
      <text:p text:style-name="Вывод_20_текст_20_в_20_консоли"><text:span text:style-name="T9">3 -&gt; 2856</text:span></text:p>
      <text:p text:style-name="Вывод_20_текст_20_в_20_консоли"><text:soft-page-break/><text:span text:style-name="T9">7 -&gt; 3283</text:span></text:p>
      <text:p text:style-name="Вывод_20_текст_20_в_20_консоли"><text:span text:style-name="T9">3 -&gt; 4354</text:span></text:p>
      <text:p text:style-name="Вывод_20_текст_20_в_20_консоли"><text:span text:style-name="T9">5 -&gt; 3780</text:span></text:p>
      <text:p text:style-name="Вывод_20_текст_20_в_20_консоли"><text:span text:style-name="T9">6 -&gt; 3416</text:span></text:p>
      <text:p text:style-name="Вывод_20_текст_20_в_20_консоли"><text:span text:style-name="T9">4 -&gt; 1512</text:span></text:p>
      <text:p text:style-name="Вывод_20_текст_20_в_20_консоли"><text:span text:style-name="T9">8 -&gt; 3899</text:span></text:p>
      <text:p text:style-name="Вывод_20_текст_20_в_20_консоли"><text:span text:style-name="T9">1 -&gt; 3997</text:span></text:p>
      <text:p text:style-name="Вывод_20_текст_20_в_20_консоли"><text:span text:style-name="T9">4 -&gt; 2548</text:span></text:p>
      <text:p text:style-name="Вывод_20_текст_20_в_20_консоли"><text:span text:style-name="T9">4 -&gt; 4060</text:span></text:p>
      <text:p text:style-name="Вывод_20_текст_20_в_20_консоли"><text:span text:style-name="T9">1 -&gt; 2863</text:span></text:p>
      <text:p text:style-name="Вывод_20_текст_20_в_20_консоли"><text:span text:style-name="T9">8 -&gt; 1834</text:span></text:p>
      <text:p text:style-name="Вывод_20_текст_20_в_20_консоли"><text:span text:style-name="T9">4 -&gt; 4529</text:span></text:p>
      <text:p text:style-name="Вывод_20_текст_20_в_20_консоли"><text:span text:style-name="T9">7 -&gt; 4459</text:span></text:p>
      <text:p text:style-name="Вывод_20_текст_20_в_20_консоли"><text:span text:style-name="T9">3 -&gt; 2114</text:span></text:p>
      <text:p text:style-name="Вывод_20_текст_20_в_20_консоли"><text:span text:style-name="T9">2 -&gt; 1442</text:span></text:p>
      <text:p text:style-name="Вывод_20_текст_20_в_20_консоли"><text:span text:style-name="T9">6 -&gt; 2821</text:span></text:p>
      <text:p text:style-name="Вывод_20_текст_20_в_20_консоли"><text:span text:style-name="T9">7 -&gt; 4053</text:span></text:p>
      <text:p text:style-name="Вывод_20_текст_20_в_20_консоли"><text:span text:style-name="T9">8 -&gt; 4004</text:span></text:p>
      <text:p text:style-name="Вывод_20_текст_20_в_20_консоли"><text:span text:style-name="T9">7 -&gt; 2121</text:span></text:p>
      <text:p text:style-name="Вывод_20_текст_20_в_20_консоли"><text:span text:style-name="T9">3 -&gt; 1771</text:span></text:p>
      <text:p text:style-name="Вывод_20_текст_20_в_20_консоли"><text:span text:style-name="T9">1 -&gt; 2996</text:span></text:p>
      <text:p text:style-name="Вывод_20_текст_20_в_20_консоли"><text:span text:style-name="T9">8 -&gt; 2898</text:span></text:p>
      <text:p text:style-name="Вывод_20_текст_20_в_20_консоли"><text:span text:style-name="T9">1 -&gt; 3059</text:span></text:p>
      <text:p text:style-name="Вывод_20_текст_20_в_20_консоли"><text:span text:style-name="T9">5 -&gt; 3724</text:span></text:p>
      <text:p text:style-name="Вывод_20_текст_20_в_20_консоли"><text:span text:style-name="T9">6 -&gt; 2324</text:span></text:p>
      <text:p text:style-name="Вывод_20_текст_20_в_20_консоли"><text:span text:style-name="T9">4 -&gt; 4354</text:span></text:p>
      <text:p text:style-name="Вывод_20_текст_20_в_20_консоли"><text:span text:style-name="T9">1 -&gt; 3500</text:span></text:p>
      <text:p text:style-name="Вывод_20_текст_20_в_20_консоли"><text:span text:style-name="T9">1 -&gt; 4025</text:span></text:p>
      <text:p text:style-name="Вывод_20_текст_20_в_20_консоли"><text:span text:style-name="T9"/></text:p>
      <text:p text:style-name="Вывод_20_текст_20_в_20_консоли"><text:span text:style-name="T9">Second query</text:span></text:p>
      <text:p text:style-name="Вывод_20_текст_20_в_20_консоли"><text:span text:style-name="T9">7 -&gt; 78</text:span></text:p>
      <text:p text:style-name="Вывод_20_текст_20_в_20_консоли"><text:span text:style-name="T9">3 -&gt; 78</text:span></text:p>
      <text:p text:style-name="Вывод_20_текст_20_в_20_консоли"><text:span text:style-name="T9">3 -&gt; 111</text:span></text:p>
      <text:p text:style-name="Вывод_20_текст_20_в_20_консоли"><text:span text:style-name="T9">7 -&gt; 138</text:span></text:p>
      <text:p text:style-name="Вывод_20_текст_20_в_20_консоли"><text:span text:style-name="T9">4 -&gt; 138</text:span></text:p>
      <text:p text:style-name="Вывод_20_текст_20_в_20_консоли"><text:span text:style-name="T9">4 -&gt; 141</text:span></text:p>
      <text:p text:style-name="Вывод_20_текст_20_в_20_консоли"><text:span text:style-name="T9">6 -&gt; 165</text:span></text:p>
      <text:p text:style-name="Вывод_20_текст_20_в_20_консоли"><text:span text:style-name="T9">3 -&gt; 240</text:span></text:p>
      <text:p text:style-name="Вывод_20_текст_20_в_20_консоли"><text:soft-page-break/><text:span text:style-name="T9">4 -&gt; 294</text:span></text:p>
      <text:p text:style-name="Вывод_20_текст_20_в_20_консоли"><text:span text:style-name="T9">5 -&gt; 303</text:span></text:p>
      <text:p text:style-name="Вывод_20_текст_20_в_20_консоли"><text:span text:style-name="T9">4 -&gt; 321</text:span></text:p>
      <text:p text:style-name="Вывод_20_текст_20_в_20_консоли"><text:span text:style-name="T9">4 -&gt; 384</text:span></text:p>
      <text:p text:style-name="Вывод_20_текст_20_в_20_консоли"><text:span text:style-name="T9">1 -&gt; 420</text:span></text:p>
      <text:p text:style-name="Вывод_20_текст_20_в_20_консоли"><text:span text:style-name="T9">4 -&gt; 429</text:span></text:p>
      <text:p text:style-name="Вывод_20_текст_20_в_20_консоли"><text:span text:style-name="T9">7 -&gt; 441</text:span></text:p>
      <text:p text:style-name="Вывод_20_текст_20_в_20_консоли"><text:span text:style-name="T9">5 -&gt; 510</text:span></text:p>
      <text:p text:style-name="Вывод_20_текст_20_в_20_консоли"><text:span text:style-name="T9">4 -&gt; 519</text:span></text:p>
      <text:p text:style-name="Вывод_20_текст_20_в_20_консоли"><text:span text:style-name="T9">4 -&gt; 522</text:span></text:p>
      <text:p text:style-name="Вывод_20_текст_20_в_20_консоли"><text:span text:style-name="T9">1 -&gt; 531</text:span></text:p>
      <text:p text:style-name="Вывод_20_текст_20_в_20_консоли"><text:span text:style-name="T9">5 -&gt; 567</text:span></text:p>
      <text:p text:style-name="Вывод_20_текст_20_в_20_консоли"><text:span text:style-name="T9">5 -&gt; 567</text:span></text:p>
      <text:p text:style-name="Вывод_20_текст_20_в_20_консоли"><text:span text:style-name="T9">8 -&gt; 585</text:span></text:p>
      <text:p text:style-name="Вывод_20_текст_20_в_20_консоли"><text:span text:style-name="T9">2 -&gt; 597</text:span></text:p>
      <text:p text:style-name="Вывод_20_текст_20_в_20_консоли"><text:span text:style-name="T9">6 -&gt; 663</text:span></text:p>
      <text:p text:style-name="Вывод_20_текст_20_в_20_консоли"><text:span text:style-name="T9">1 -&gt; 702</text:span></text:p>
      <text:p text:style-name="Вывод_20_текст_20_в_20_консоли"><text:span text:style-name="T9">2 -&gt; 711</text:span></text:p>
      <text:p text:style-name="Вывод_20_текст_20_в_20_консоли"><text:span text:style-name="T9">4 -&gt; 723</text:span></text:p>
      <text:p text:style-name="Вывод_20_текст_20_в_20_консоли"><text:span text:style-name="T9">2 -&gt; 843</text:span></text:p>
      <text:p text:style-name="Вывод_20_текст_20_в_20_консоли"><text:span text:style-name="T9">5 -&gt; 852</text:span></text:p>
      <text:p text:style-name="Вывод_20_текст_20_в_20_консоли"><text:span text:style-name="T9">2 -&gt; 891</text:span></text:p>
      <text:p text:style-name="Вывод_20_текст_20_в_20_консоли"><text:span text:style-name="T9">4 -&gt; 891</text:span></text:p>
      <text:p text:style-name="Вывод_20_текст_20_в_20_консоли"><text:span text:style-name="T9">7 -&gt; 912</text:span></text:p>
      <text:p text:style-name="Вывод_20_текст_20_в_20_консоли"><text:span text:style-name="T9">3 -&gt; 942</text:span></text:p>
      <text:p text:style-name="Вывод_20_текст_20_в_20_консоли"><text:span text:style-name="T9">4 -&gt; 945</text:span></text:p>
      <text:p text:style-name="Вывод_20_текст_20_в_20_консоли"><text:span text:style-name="T9">3 -&gt; 984</text:span></text:p>
      <text:p text:style-name="Вывод_20_текст_20_в_20_консоли"><text:span text:style-name="T9">3 -&gt; 1023</text:span></text:p>
      <text:p text:style-name="Вывод_20_текст_20_в_20_консоли"><text:span text:style-name="T9">1 -&gt; 1083</text:span></text:p>
      <text:p text:style-name="Вывод_20_текст_20_в_20_консоли"><text:span text:style-name="T9">8 -&gt; 1089</text:span></text:p>
      <text:p text:style-name="Вывод_20_текст_20_в_20_консоли"><text:span text:style-name="T9">3 -&gt; 1122</text:span></text:p>
      <text:p text:style-name="Вывод_20_текст_20_в_20_консоли"><text:span text:style-name="T9">2 -&gt; 1140</text:span></text:p>
      <text:p text:style-name="Вывод_20_текст_20_в_20_консоли"><text:span text:style-name="T9">2 -&gt; 1146</text:span></text:p>
      <text:p text:style-name="Вывод_20_текст_20_в_20_консоли"><text:span text:style-name="T9">2 -&gt; 1176</text:span></text:p>
      <text:p text:style-name="Вывод_20_текст_20_в_20_консоли"><text:span text:style-name="T9">1 -&gt; 1275</text:span></text:p>
      <text:p text:style-name="Вывод_20_текст_20_в_20_консоли"><text:span text:style-name="T9">5 -&gt; 1326</text:span></text:p>
      <text:p text:style-name="Вывод_20_текст_20_в_20_консоли"><text:span text:style-name="T9">7 -&gt; 1425</text:span></text:p>
      <text:p text:style-name="Вывод_20_текст_20_в_20_консоли"><text:span text:style-name="T9">1 -&gt; 1452</text:span></text:p>
      <text:p text:style-name="Вывод_20_текст_20_в_20_консоли"><text:soft-page-break/><text:span text:style-name="T9">3 -&gt; 1452</text:span></text:p>
      <text:p text:style-name="Вывод_20_текст_20_в_20_консоли"><text:span text:style-name="T9">6 -&gt; 1455</text:span></text:p>
      <text:p text:style-name="Вывод_20_текст_20_в_20_консоли"><text:span text:style-name="T9">3 -&gt; 1494</text:span></text:p>
      <text:p text:style-name="Вывод_20_текст_20_в_20_консоли"><text:span text:style-name="T9">8 -&gt; 1506</text:span></text:p>
      <text:p text:style-name="Вывод_20_текст_20_в_20_консоли"><text:span text:style-name="T9">4 -&gt; 1512</text:span></text:p>
      <text:p text:style-name="Вывод_20_текст_20_в_20_консоли"><text:span text:style-name="T9">2 -&gt; 1539</text:span></text:p>
      <text:p text:style-name="Вывод_20_текст_20_в_20_консоли"><text:span text:style-name="T9">1 -&gt; 1539</text:span></text:p>
      <text:p text:style-name="Вывод_20_текст_20_в_20_консоли"><text:span text:style-name="T9">6 -&gt; 1587</text:span></text:p>
      <text:p text:style-name="Вывод_20_текст_20_в_20_консоли"><text:span text:style-name="T9">5 -&gt; 1644</text:span></text:p>
      <text:p text:style-name="Вывод_20_текст_20_в_20_консоли"><text:span text:style-name="T9">3 -&gt; 1689</text:span></text:p>
      <text:p text:style-name="Вывод_20_текст_20_в_20_консоли"><text:span text:style-name="T9">2 -&gt; 1713</text:span></text:p>
      <text:p text:style-name="Вывод_20_текст_20_в_20_консоли"><text:span text:style-name="T9">7 -&gt; 1725</text:span></text:p>
      <text:p text:style-name="Вывод_20_текст_20_в_20_консоли"><text:span text:style-name="T9">5 -&gt; 1731</text:span></text:p>
      <text:p text:style-name="Вывод_20_текст_20_в_20_консоли"><text:span text:style-name="T9">3 -&gt; 1761</text:span></text:p>
      <text:p text:style-name="Вывод_20_текст_20_в_20_консоли"><text:span text:style-name="T9">3 -&gt; 1779</text:span></text:p>
      <text:p text:style-name="Вывод_20_текст_20_в_20_консоли"><text:span text:style-name="T9">3 -&gt; 1818</text:span></text:p>
      <text:p text:style-name="Вывод_20_текст_20_в_20_консоли"><text:span text:style-name="T9">2 -&gt; 1839</text:span></text:p>
      <text:p text:style-name="Вывод_20_текст_20_в_20_консоли"><text:span text:style-name="T9">7 -&gt; 1941</text:span></text:p>
      <text:p text:style-name="Вывод_20_текст_20_в_20_консоли"><text:span text:style-name="T9">3 -&gt; 2019</text:span></text:p>
      <text:p text:style-name="Вывод_20_текст_20_в_20_консоли"><text:span text:style-name="T9">7 -&gt; 2052</text:span></text:p>
      <text:p text:style-name="Вывод_20_текст_20_в_20_консоли"><text:span text:style-name="T9">4 -&gt; 2073</text:span></text:p>
      <text:p text:style-name="Вывод_20_текст_20_в_20_консоли"><text:span text:style-name="T9">7 -&gt; 2121</text:span></text:p>
      <text:p text:style-name="Вывод_20_текст_20_в_20_консоли"><text:span text:style-name="T9">1 -&gt; 2151</text:span></text:p>
      <text:p text:style-name="Вывод_20_текст_20_в_20_консоли"><text:span text:style-name="T9">4 -&gt; 2154</text:span></text:p>
      <text:p text:style-name="Вывод_20_текст_20_в_20_консоли"><text:span text:style-name="T9">7 -&gt; 2181</text:span></text:p>
      <text:p text:style-name="Вывод_20_текст_20_в_20_консоли"><text:span text:style-name="T9">3 -&gt; 2190</text:span></text:p>
      <text:p text:style-name="Вывод_20_текст_20_в_20_консоли"><text:span text:style-name="T9">5 -&gt; 2253</text:span></text:p>
      <text:p text:style-name="Вывод_20_текст_20_в_20_консоли"><text:span text:style-name="T9">8 -&gt; 2382</text:span></text:p>
      <text:p text:style-name="Вывод_20_текст_20_в_20_консоли"><text:span text:style-name="T9">6 -&gt; 2385</text:span></text:p>
      <text:p text:style-name="Вывод_20_текст_20_в_20_консоли"><text:span text:style-name="T9">2 -&gt; 2412</text:span></text:p>
      <text:p text:style-name="Вывод_20_текст_20_в_20_консоли"><text:span text:style-name="T9">7 -&gt; 2421</text:span></text:p>
      <text:p text:style-name="Вывод_20_текст_20_в_20_консоли"><text:span text:style-name="T9">3 -&gt; 2481</text:span></text:p>
      <text:p text:style-name="Вывод_20_текст_20_в_20_консоли"><text:span text:style-name="T9">4 -&gt; 2484</text:span></text:p>
      <text:p text:style-name="Вывод_20_текст_20_в_20_консоли"><text:span text:style-name="T9">2 -&gt; 2508</text:span></text:p>
      <text:p text:style-name="Вывод_20_текст_20_в_20_консоли"><text:span text:style-name="T9">1 -&gt; 2514</text:span></text:p>
      <text:p text:style-name="Вывод_20_текст_20_в_20_консоли"><text:span text:style-name="T9">4 -&gt; 2538</text:span></text:p>
      <text:p text:style-name="Вывод_20_текст_20_в_20_консоли"><text:span text:style-name="T9">7 -&gt; 2562</text:span></text:p>
      <text:p text:style-name="Вывод_20_текст_20_в_20_консоли"><text:span text:style-name="T9">2 -&gt; 2568</text:span></text:p>
      <text:p text:style-name="Вывод_20_текст_20_в_20_консоли"><text:soft-page-break/><text:span text:style-name="T9">6 -&gt; 2580</text:span></text:p>
      <text:p text:style-name="Вывод_20_текст_20_в_20_консоли"><text:span text:style-name="T9">3 -&gt; 2595</text:span></text:p>
      <text:p text:style-name="Вывод_20_текст_20_в_20_консоли"><text:span text:style-name="T9">2 -&gt; 2622</text:span></text:p>
      <text:p text:style-name="Вывод_20_текст_20_в_20_консоли"><text:span text:style-name="T9">2 -&gt; 2628</text:span></text:p>
      <text:p text:style-name="Вывод_20_текст_20_в_20_консоли"><text:span text:style-name="T9">4 -&gt; 2700</text:span></text:p>
      <text:p text:style-name="Вывод_20_текст_20_в_20_консоли"><text:span text:style-name="T9">2 -&gt; 2781</text:span></text:p>
      <text:p text:style-name="Вывод_20_текст_20_в_20_консоли"><text:span text:style-name="T9">6 -&gt; 2802</text:span></text:p>
      <text:p text:style-name="Вывод_20_текст_20_в_20_консоли"><text:span text:style-name="T9">3 -&gt; 2856</text:span></text:p>
      <text:p text:style-name="Вывод_20_текст_20_в_20_консоли"><text:span text:style-name="T9">1 -&gt; 2868</text:span></text:p>
      <text:p text:style-name="Вывод_20_текст_20_в_20_консоли"><text:span text:style-name="T9">3 -&gt; 2871</text:span></text:p>
      <text:p text:style-name="Вывод_20_текст_20_в_20_консоли"><text:span text:style-name="T9">5 -&gt; 2874</text:span></text:p>
      <text:p text:style-name="Вывод_20_текст_20_в_20_консоли"><text:span text:style-name="T9">3 -&gt; 2883</text:span></text:p>
      <text:p text:style-name="Вывод_20_текст_20_в_20_консоли"><text:span text:style-name="T9">1 -&gt; 2886</text:span></text:p>
      <text:p text:style-name="Вывод_20_текст_20_в_20_консоли"><text:span text:style-name="T9">4 -&gt; 2892</text:span></text:p>
      <text:p text:style-name="Вывод_20_текст_20_в_20_консоли"><text:span text:style-name="T9">8 -&gt; 2898</text:span></text:p>
      <text:p text:style-name="Вывод_20_текст_20_в_20_консоли"><text:span text:style-name="T9">7 -&gt; 2901</text:span></text:p>
      <text:p text:style-name="Вывод_20_текст_20_в_20_консоли"><text:span text:style-name="T9">3 -&gt; 2973</text:span></text:p>
      <text:p text:style-name="Вывод_20_текст_20_в_20_консоли"><text:span text:style-name="T9">1 -&gt; 2979</text:span></text:p>
      <text:p text:style-name="Вывод_20_текст_20_в_20_консоли"><text:span text:style-name="T9">5 -&gt; 3084</text:span></text:p>
      <text:p text:style-name="Вывод_20_текст_20_в_20_консоли"><text:span text:style-name="T9">5 -&gt; 3099</text:span></text:p>
      <text:p text:style-name="Вывод_20_текст_20_в_20_консоли"><text:span text:style-name="T9">8 -&gt; 3159</text:span></text:p>
      <text:p text:style-name="Вывод_20_текст_20_в_20_консоли"><text:span text:style-name="T9">5 -&gt; 3183</text:span></text:p>
      <text:p text:style-name="Вывод_20_текст_20_в_20_консоли"><text:span text:style-name="T9">7 -&gt; 3222</text:span></text:p>
      <text:p text:style-name="Вывод_20_текст_20_в_20_консоли"><text:span text:style-name="T9">7 -&gt; 3231</text:span></text:p>
      <text:p text:style-name="Вывод_20_текст_20_в_20_консоли"><text:span text:style-name="T9">7 -&gt; 3309</text:span></text:p>
      <text:p text:style-name="Вывод_20_текст_20_в_20_консоли"><text:span text:style-name="T9">8 -&gt; 3387</text:span></text:p>
      <text:p text:style-name="Вывод_20_текст_20_в_20_консоли"><text:span text:style-name="T9">6 -&gt; 3441</text:span></text:p>
      <text:p text:style-name="Вывод_20_текст_20_в_20_консоли"><text:span text:style-name="T9">5 -&gt; 3459</text:span></text:p>
      <text:p text:style-name="Вывод_20_текст_20_в_20_консоли"><text:span text:style-name="T9">8 -&gt; 3501</text:span></text:p>
      <text:p text:style-name="Вывод_20_текст_20_в_20_консоли"><text:span text:style-name="T9">2 -&gt; 3531</text:span></text:p>
      <text:p text:style-name="Вывод_20_текст_20_в_20_консоли"><text:span text:style-name="T9">7 -&gt; 3558</text:span></text:p>
      <text:p text:style-name="Вывод_20_текст_20_в_20_консоли"><text:span text:style-name="T9">2 -&gt; 3573</text:span></text:p>
      <text:p text:style-name="Вывод_20_текст_20_в_20_консоли"><text:span text:style-name="T9">4 -&gt; 3588</text:span></text:p>
      <text:p text:style-name="Вывод_20_текст_20_в_20_консоли"><text:span text:style-name="T9">3 -&gt; 3594</text:span></text:p>
      <text:p text:style-name="Вывод_20_текст_20_в_20_консоли"><text:span text:style-name="T9">3 -&gt; 3645</text:span></text:p>
      <text:p text:style-name="Вывод_20_текст_20_в_20_консоли"><text:span text:style-name="T9">8 -&gt; 3708</text:span></text:p>
      <text:p text:style-name="Вывод_20_текст_20_в_20_консоли"><text:span text:style-name="T9">5 -&gt; 3711</text:span></text:p>
      <text:p text:style-name="Вывод_20_текст_20_в_20_консоли"><text:span text:style-name="T9">5 -&gt; 3780</text:span></text:p>
      <text:p text:style-name="Вывод_20_текст_20_в_20_консоли"><text:soft-page-break/><text:span text:style-name="T9">6 -&gt; 3783</text:span></text:p>
      <text:p text:style-name="Вывод_20_текст_20_в_20_консоли"><text:span text:style-name="T9">1 -&gt; 3894</text:span></text:p>
      <text:p text:style-name="Вывод_20_текст_20_в_20_консоли"><text:span text:style-name="T9">4 -&gt; 3987</text:span></text:p>
      <text:p text:style-name="Вывод_20_текст_20_в_20_консоли"><text:span text:style-name="T9">5 -&gt; 3993</text:span></text:p>
      <text:p text:style-name="Вывод_20_текст_20_в_20_консоли"><text:span text:style-name="T9">1 -&gt; 4017</text:span></text:p>
      <text:p text:style-name="Вывод_20_текст_20_в_20_консоли"><text:span text:style-name="T9">7 -&gt; 4053</text:span></text:p>
      <text:p text:style-name="Вывод_20_текст_20_в_20_консоли"><text:span text:style-name="T9">4 -&gt; 4062</text:span></text:p>
      <text:p text:style-name="Вывод_20_текст_20_в_20_консоли"><text:span text:style-name="T9">8 -&gt; 4140</text:span></text:p>
      <text:p text:style-name="Вывод_20_текст_20_в_20_консоли"><text:span text:style-name="T9">5 -&gt; 4149</text:span></text:p>
      <text:p text:style-name="Вывод_20_текст_20_в_20_консоли"><text:span text:style-name="T9">4 -&gt; 4164</text:span></text:p>
      <text:p text:style-name="Вывод_20_текст_20_в_20_консоли"><text:span text:style-name="T9">5 -&gt; 4206</text:span></text:p>
      <text:p text:style-name="Вывод_20_текст_20_в_20_консоли"><text:span text:style-name="T9">8 -&gt; 4212</text:span></text:p>
      <text:p text:style-name="Вывод_20_текст_20_в_20_консоли"><text:span text:style-name="T9">6 -&gt; 4218</text:span></text:p>
      <text:p text:style-name="Вывод_20_текст_20_в_20_консоли"><text:span text:style-name="T9">1 -&gt; 4263</text:span></text:p>
      <text:p text:style-name="Вывод_20_текст_20_в_20_консоли"><text:span text:style-name="T9">2 -&gt; 4308</text:span></text:p>
      <text:p text:style-name="Вывод_20_текст_20_в_20_консоли"><text:span text:style-name="T9">4 -&gt; 4377</text:span></text:p>
      <text:p text:style-name="Вывод_20_текст_20_в_20_консоли"><text:span text:style-name="T9">2 -&gt; 4398</text:span></text:p>
      <text:p text:style-name="Вывод_20_текст_20_в_20_консоли"><text:span text:style-name="T9">3 -&gt; 4509</text:span></text:p>
      <text:p text:style-name="Вывод_20_текст_20_в_20_консоли"><text:span text:style-name="T9">6 -&gt; 4527</text:span></text:p>
      <text:p text:style-name="Вывод_20_текст_20_в_20_консоли"><text:span text:style-name="T9">2 -&gt; 4557</text:span></text:p>
      <text:p text:style-name="Вывод_20_текст_20_в_20_консоли"><text:span text:style-name="T9">6 -&gt; 4566</text:span></text:p>
      <text:p text:style-name="Вывод_20_текст_20_в_20_консоли"><text:span text:style-name="T9">1 -&gt; 4584</text:span></text:p>
      <text:p text:style-name="Вывод_20_текст_20_в_20_консоли"><text:span text:style-name="T9">6 -&gt; 4653</text:span></text:p>
      <text:p text:style-name="Вывод_20_текст_20_в_20_консоли"><text:span text:style-name="T9">3 -&gt; 4686</text:span></text:p>
      <text:p text:style-name="Вывод_20_текст_20_в_20_консоли"><text:span text:style-name="T9">7 -&gt; 4695</text:span></text:p>
      <text:p text:style-name="Вывод_20_текст_20_в_20_консоли"><text:span text:style-name="T9">6 -&gt; 4719</text:span></text:p>
      <text:p text:style-name="Вывод_20_текст_20_в_20_консоли"><text:span text:style-name="T9">7 -&gt; 4728</text:span></text:p>
      <text:p text:style-name="Вывод_20_текст_20_в_20_консоли"><text:span text:style-name="T9">5 -&gt; 4875</text:span></text:p>
      <text:p text:style-name="Вывод_20_текст_20_в_20_консоли"><text:span text:style-name="T9">3 -&gt; 4875</text:span></text:p>
      <text:p text:style-name="Вывод_20_текст_20_в_20_консоли"><text:span text:style-name="T9">6 -&gt; 4923</text:span></text:p>
      <text:p text:style-name="Вывод_20_текст_20_в_20_консоли"><text:span text:style-name="T9">3 -&gt; 4932</text:span></text:p>
      <text:p text:style-name="Вывод_20_текст_20_в_20_консоли"><text:span text:style-name="T9">7 -&gt; 4953</text:span></text:p>
      <text:p text:style-name="Вывод_20_текст_20_в_20_консоли"><text:span text:style-name="T9">7 -&gt; 4995</text:span></text:p>
      <text:p text:style-name="Вывод_20_текст_20_в_20_консоли"><text:span text:style-name="T9">1 -&gt; 5022</text:span></text:p>
      <text:p text:style-name="Вывод_20_текст_20_в_20_консоли"><text:span text:style-name="T9">3 -&gt; 5043</text:span></text:p>
      <text:p text:style-name="Вывод_20_текст_20_в_20_консоли"><text:span text:style-name="T9">7 -&gt; 5088</text:span></text:p>
      <text:p text:style-name="Вывод_20_текст_20_в_20_консоли"><text:span text:style-name="T9">8 -&gt; 5094</text:span></text:p>
      <text:p text:style-name="Вывод_20_текст_20_в_20_консоли"><text:span text:style-name="T9">2 -&gt; 5139</text:span></text:p>
      <text:p text:style-name="Вывод_20_текст_20_в_20_консоли"><text:soft-page-break/><text:span text:style-name="T9">8 -&gt; 5142</text:span></text:p>
      <text:p text:style-name="Вывод_20_текст_20_в_20_консоли"><text:span text:style-name="T9">6 -&gt; 5160</text:span></text:p>
      <text:p text:style-name="Вывод_20_текст_20_в_20_консоли"><text:span text:style-name="T9">4 -&gt; 5163</text:span></text:p>
      <text:p text:style-name="Вывод_20_текст_20_в_20_консоли"><text:span text:style-name="T9">7 -&gt; 5199</text:span></text:p>
      <text:p text:style-name="Вывод_20_текст_20_в_20_консоли"><text:span text:style-name="T9">8 -&gt; 5220</text:span></text:p>
      <text:p text:style-name="Вывод_20_текст_20_в_20_консоли"><text:span text:style-name="T9">5 -&gt; 5241</text:span></text:p>
      <text:p text:style-name="Вывод_20_текст_20_в_20_консоли"><text:span text:style-name="T9">8 -&gt; 5250</text:span></text:p>
      <text:p text:style-name="Вывод_20_текст_20_в_20_консоли"><text:span text:style-name="T9">4 -&gt; 5259</text:span></text:p>
      <text:p text:style-name="Вывод_20_текст_20_в_20_консоли"><text:span text:style-name="T9">5 -&gt; 5370</text:span></text:p>
      <text:p text:style-name="Вывод_20_текст_20_в_20_консоли"><text:span text:style-name="T9">2 -&gt; 5391</text:span></text:p>
      <text:p text:style-name="Вывод_20_текст_20_в_20_консоли"><text:span text:style-name="T9">2 -&gt; 5451</text:span></text:p>
      <text:p text:style-name="Вывод_20_текст_20_в_20_консоли"><text:span text:style-name="T9">5 -&gt; 5472</text:span></text:p>
      <text:p text:style-name="Вывод_20_текст_20_в_20_консоли"><text:span text:style-name="T9">1 -&gt; 5484</text:span></text:p>
      <text:p text:style-name="Вывод_20_текст_20_в_20_консоли"><text:span text:style-name="T9">4 -&gt; 5520</text:span></text:p>
      <text:p text:style-name="Вывод_20_текст_20_в_20_консоли"><text:span text:style-name="T9">6 -&gt; 5550</text:span></text:p>
      <text:p text:style-name="Вывод_20_текст_20_в_20_консоли"><text:span text:style-name="T9">1 -&gt; 5574</text:span></text:p>
      <text:p text:style-name="Вывод_20_текст_20_в_20_консоли"><text:span text:style-name="T9">7 -&gt; 5610</text:span></text:p>
      <text:p text:style-name="Вывод_20_текст_20_в_20_консоли"><text:span text:style-name="T9">2 -&gt; 5637</text:span></text:p>
      <text:p text:style-name="Вывод_20_текст_20_в_20_консоли"><text:span text:style-name="T9">2 -&gt; 5673</text:span></text:p>
      <text:p text:style-name="Вывод_20_текст_20_в_20_консоли"><text:span text:style-name="T9">4 -&gt; 5679</text:span></text:p>
      <text:p text:style-name="Вывод_20_текст_20_в_20_консоли"><text:span text:style-name="T9">1 -&gt; 5793</text:span></text:p>
      <text:p text:style-name="Вывод_20_текст_20_в_20_консоли"><text:span text:style-name="T9">2 -&gt; 5862</text:span></text:p>
      <text:p text:style-name="Вывод_20_текст_20_в_20_консоли"><text:span text:style-name="T9">5 -&gt; 5889</text:span></text:p>
      <text:p text:style-name="Вывод_20_текст_20_в_20_консоли"><text:span text:style-name="T9">4 -&gt; 5916</text:span></text:p>
      <text:p text:style-name="Вывод_20_текст_20_в_20_консоли"><text:span text:style-name="T9">7 -&gt; 5946</text:span></text:p>
      <text:p text:style-name="Вывод_20_текст_20_в_20_консоли"><text:span text:style-name="T9">4 -&gt; 5973</text:span></text:p>
      <text:p text:style-name="Вывод_20_текст_20_в_20_консоли"><text:span text:style-name="T9">5 -&gt; 6000</text:span></text:p>
      <text:p text:style-name="Вывод_20_текст_20_в_20_консоли"><text:span text:style-name="T9">7 -&gt; 6000</text:span></text:p>
      <text:p text:style-name="Вывод_20_текст_20_в_20_консоли"><text:span text:style-name="T9">6 -&gt; 6039</text:span></text:p>
      <text:p text:style-name="Вывод_20_текст_20_в_20_консоли"><text:span text:style-name="T9">2 -&gt; 6045</text:span></text:p>
      <text:p text:style-name="Вывод_20_текст_20_в_20_консоли"><text:span text:style-name="T9">4 -&gt; 6069</text:span></text:p>
      <text:p text:style-name="Вывод_20_текст_20_в_20_консоли"><text:span text:style-name="T9">4 -&gt; 6090</text:span></text:p>
      <text:p text:style-name="Вывод_20_текст_20_в_20_консоли"><text:span text:style-name="T9">3 -&gt; 6168</text:span></text:p>
      <text:p text:style-name="Вывод_20_текст_20_в_20_консоли"><text:span text:style-name="T9">4 -&gt; 6240</text:span></text:p>
      <text:p text:style-name="Вывод_20_текст_20_в_20_консоли"><text:span text:style-name="T9">8 -&gt; 6246</text:span></text:p>
      <text:p text:style-name="Вывод_20_текст_20_в_20_консоли"><text:span text:style-name="T9">6 -&gt; 6264</text:span></text:p>
      <text:p text:style-name="Вывод_20_текст_20_в_20_консоли"><text:span text:style-name="T9">3 -&gt; 6351</text:span></text:p>
      <text:p text:style-name="Вывод_20_текст_20_в_20_консоли"><text:span text:style-name="T9">1 -&gt; 6393</text:span></text:p>
      <text:p text:style-name="Вывод_20_текст_20_в_20_консоли"><text:soft-page-break/><text:span text:style-name="T9">8 -&gt; 6408</text:span></text:p>
      <text:p text:style-name="Вывод_20_текст_20_в_20_консоли"><text:span text:style-name="T9">4 -&gt; 6492</text:span></text:p>
      <text:p text:style-name="Вывод_20_текст_20_в_20_консоли"><text:span text:style-name="T9">1 -&gt; 6522</text:span></text:p>
      <text:p text:style-name="Вывод_20_текст_20_в_20_консоли"><text:span text:style-name="T9">4 -&gt; 6531</text:span></text:p>
      <text:p text:style-name="Вывод_20_текст_20_в_20_консоли"><text:span text:style-name="T9">3 -&gt; 6540</text:span></text:p>
      <text:p text:style-name="Вывод_20_текст_20_в_20_консоли"><text:span text:style-name="T9">7 -&gt; 6555</text:span></text:p>
      <text:p text:style-name="Вывод_20_текст_20_в_20_консоли"><text:span text:style-name="T9">6 -&gt; 6555</text:span></text:p>
      <text:p text:style-name="Вывод_20_текст_20_в_20_консоли"><text:span text:style-name="T9">3 -&gt; 6558</text:span></text:p>
      <text:p text:style-name="Вывод_20_текст_20_в_20_консоли"><text:span text:style-name="T9">3 -&gt; 6576</text:span></text:p>
      <text:p text:style-name="Вывод_20_текст_20_в_20_консоли"><text:span text:style-name="T9">7 -&gt; 6597</text:span></text:p>
      <text:p text:style-name="Вывод_20_текст_20_в_20_консоли"><text:span text:style-name="T9">5 -&gt; 6621</text:span></text:p>
      <text:p text:style-name="Вывод_20_текст_20_в_20_консоли"><text:span text:style-name="T9">6 -&gt; 6651</text:span></text:p>
      <text:p text:style-name="Вывод_20_текст_20_в_20_консоли"><text:span text:style-name="T9">3 -&gt; 6651</text:span></text:p>
      <text:p text:style-name="Вывод_20_текст_20_в_20_консоли"><text:span text:style-name="T9">2 -&gt; 6651</text:span></text:p>
      <text:p text:style-name="Вывод_20_текст_20_в_20_консоли"><text:span text:style-name="T9">1 -&gt; 6693</text:span></text:p>
      <text:p text:style-name="Вывод_20_текст_20_в_20_консоли"><text:span text:style-name="T9">1 -&gt; 6696</text:span></text:p>
      <text:p text:style-name="Вывод_20_текст_20_в_20_консоли"><text:span text:style-name="T9">1 -&gt; 6696</text:span></text:p>
      <text:p text:style-name="Вывод_20_текст_20_в_20_консоли"><text:span text:style-name="T9">7 -&gt; 6816</text:span></text:p>
      <text:p text:style-name="Вывод_20_текст_20_в_20_консоли"><text:span text:style-name="T9">7 -&gt; 6819</text:span></text:p>
      <text:p text:style-name="Вывод_20_текст_20_в_20_консоли"><text:span text:style-name="T9">5 -&gt; 6819</text:span></text:p>
      <text:p text:style-name="Вывод_20_текст_20_в_20_консоли"><text:span text:style-name="T9">7 -&gt; 6831</text:span></text:p>
      <text:p text:style-name="Вывод_20_текст_20_в_20_консоли"><text:span text:style-name="T9">3 -&gt; 6837</text:span></text:p>
      <text:p text:style-name="Вывод_20_текст_20_в_20_консоли"><text:span text:style-name="T9">3 -&gt; 6837</text:span></text:p>
      <text:p text:style-name="Вывод_20_текст_20_в_20_консоли"><text:span text:style-name="T9">5 -&gt; 6852</text:span></text:p>
      <text:p text:style-name="Вывод_20_текст_20_в_20_консоли"><text:span text:style-name="T9">3 -&gt; 6894</text:span></text:p>
      <text:p text:style-name="Вывод_20_текст_20_в_20_консоли"><text:span text:style-name="T9">7 -&gt; 6897</text:span></text:p>
      <text:p text:style-name="Вывод_20_текст_20_в_20_консоли"><text:span text:style-name="T9">8 -&gt; 6951</text:span></text:p>
      <text:p text:style-name="Вывод_20_текст_20_в_20_консоли"><text:span text:style-name="T9">2 -&gt; 6957</text:span></text:p>
      <text:p text:style-name="Вывод_20_текст_20_в_20_консоли"><text:span text:style-name="T9">8 -&gt; 7059</text:span></text:p>
      <text:p text:style-name="Вывод_20_текст_20_в_20_консоли"><text:span text:style-name="T9">6 -&gt; 7065</text:span></text:p>
      <text:p text:style-name="Вывод_20_текст_20_в_20_консоли"><text:span text:style-name="T9">5 -&gt; 7071</text:span></text:p>
      <text:p text:style-name="Вывод_20_текст_20_в_20_консоли"><text:span text:style-name="T9">4 -&gt; 7095</text:span></text:p>
      <text:p text:style-name="Вывод_20_текст_20_в_20_консоли"><text:span text:style-name="T9">7 -&gt; 7098</text:span></text:p>
      <text:p text:style-name="Вывод_20_текст_20_в_20_консоли"><text:span text:style-name="T9">1 -&gt; 7125</text:span></text:p>
      <text:p text:style-name="Вывод_20_текст_20_в_20_консоли"><text:span text:style-name="T9">5 -&gt; 7209</text:span></text:p>
      <text:p text:style-name="Вывод_20_текст_20_в_20_консоли"><text:span text:style-name="T9">8 -&gt; 7212</text:span></text:p>
      <text:p text:style-name="Вывод_20_текст_20_в_20_консоли"><text:span text:style-name="T9">5 -&gt; 7293</text:span></text:p>
      <text:p text:style-name="Вывод_20_текст_20_в_20_консоли"><text:span text:style-name="T9">5 -&gt; 7305</text:span></text:p>
      <text:p text:style-name="Вывод_20_текст_20_в_20_консоли"><text:soft-page-break/><text:span text:style-name="T9">8 -&gt; 7365</text:span></text:p>
      <text:p text:style-name="Вывод_20_текст_20_в_20_консоли"><text:span text:style-name="T9">3 -&gt; 7452</text:span></text:p>
      <text:p text:style-name="Вывод_20_текст_20_в_20_консоли"><text:span text:style-name="T9">3 -&gt; 7470</text:span></text:p>
      <text:p text:style-name="Вывод_20_текст_20_в_20_консоли"><text:span text:style-name="T9">2 -&gt; 7494</text:span></text:p>
      <text:p text:style-name="Вывод_20_текст_20_в_20_консоли"><text:span text:style-name="T9">6 -&gt; 7554</text:span></text:p>
      <text:p text:style-name="Вывод_20_текст_20_в_20_консоли"><text:span text:style-name="T9">5 -&gt; 7557</text:span></text:p>
      <text:p text:style-name="Вывод_20_текст_20_в_20_консоли"><text:span text:style-name="T9">5 -&gt; 7665</text:span></text:p>
      <text:p text:style-name="Вывод_20_текст_20_в_20_консоли"><text:span text:style-name="T9">8 -&gt; 7671</text:span></text:p>
      <text:p text:style-name="Вывод_20_текст_20_в_20_консоли"><text:span text:style-name="T9">4 -&gt; 7674</text:span></text:p>
      <text:p text:style-name="Вывод_20_текст_20_в_20_консоли"><text:span text:style-name="T9">8 -&gt; 7677</text:span></text:p>
      <text:p text:style-name="Вывод_20_текст_20_в_20_консоли"><text:span text:style-name="T9">2 -&gt; 7728</text:span></text:p>
      <text:p text:style-name="Вывод_20_текст_20_в_20_консоли"><text:span text:style-name="T9">3 -&gt; 7734</text:span></text:p>
      <text:p text:style-name="Вывод_20_текст_20_в_20_консоли"><text:span text:style-name="T9">2 -&gt; 7791</text:span></text:p>
      <text:p text:style-name="Вывод_20_текст_20_в_20_консоли"><text:span text:style-name="T9">8 -&gt; 7836</text:span></text:p>
      <text:p text:style-name="Вывод_20_текст_20_в_20_консоли"><text:span text:style-name="T9">5 -&gt; 7884</text:span></text:p>
      <text:p text:style-name="Вывод_20_текст_20_в_20_консоли"><text:span text:style-name="T9">4 -&gt; 8070</text:span></text:p>
      <text:p text:style-name="Вывод_20_текст_20_в_20_консоли"><text:span text:style-name="T9">7 -&gt; 8082</text:span></text:p>
      <text:p text:style-name="Вывод_20_текст_20_в_20_консоли"><text:span text:style-name="T9">1 -&gt; 8094</text:span></text:p>
      <text:p text:style-name="Вывод_20_текст_20_в_20_консоли"><text:span text:style-name="T9">8 -&gt; 8121</text:span></text:p>
      <text:p text:style-name="Вывод_20_текст_20_в_20_консоли"><text:span text:style-name="T9">4 -&gt; 8193</text:span></text:p>
      <text:p text:style-name="Вывод_20_текст_20_в_20_консоли"><text:span text:style-name="T9">5 -&gt; 8208</text:span></text:p>
      <text:p text:style-name="Вывод_20_текст_20_в_20_консоли"><text:span text:style-name="T9">3 -&gt; 8247</text:span></text:p>
      <text:p text:style-name="Вывод_20_текст_20_в_20_консоли"><text:span text:style-name="T9">1 -&gt; 8298</text:span></text:p>
      <text:p text:style-name="Вывод_20_текст_20_в_20_консоли"><text:span text:style-name="T9">6 -&gt; 8319</text:span></text:p>
      <text:p text:style-name="Вывод_20_текст_20_в_20_консоли"><text:span text:style-name="T9">2 -&gt; 8343</text:span></text:p>
      <text:p text:style-name="Вывод_20_текст_20_в_20_консоли"><text:span text:style-name="T9">2 -&gt; 8349</text:span></text:p>
      <text:p text:style-name="Вывод_20_текст_20_в_20_консоли"><text:span text:style-name="T9">7 -&gt; 8379</text:span></text:p>
      <text:p text:style-name="Вывод_20_текст_20_в_20_консоли"><text:span text:style-name="T9">7 -&gt; 8385</text:span></text:p>
      <text:p text:style-name="Вывод_20_текст_20_в_20_консоли"><text:span text:style-name="T9">3 -&gt; 8391</text:span></text:p>
      <text:p text:style-name="Вывод_20_текст_20_в_20_консоли"><text:span text:style-name="T9">4 -&gt; 8397</text:span></text:p>
      <text:p text:style-name="Вывод_20_текст_20_в_20_консоли"><text:span text:style-name="T9">8 -&gt; 8421</text:span></text:p>
      <text:p text:style-name="Вывод_20_текст_20_в_20_консоли"><text:span text:style-name="T9">7 -&gt; 8433</text:span></text:p>
      <text:p text:style-name="Вывод_20_текст_20_в_20_консоли"><text:span text:style-name="T9">3 -&gt; 8484</text:span></text:p>
      <text:p text:style-name="Вывод_20_текст_20_в_20_консоли"><text:span text:style-name="T9">5 -&gt; 8502</text:span></text:p>
      <text:p text:style-name="Вывод_20_текст_20_в_20_консоли"><text:span text:style-name="T9">6 -&gt; 8556</text:span></text:p>
      <text:p text:style-name="Вывод_20_текст_20_в_20_консоли"><text:span text:style-name="T9">3 -&gt; 8583</text:span></text:p>
      <text:p text:style-name="Вывод_20_текст_20_в_20_консоли"><text:span text:style-name="T9">8 -&gt; 8616</text:span></text:p>
      <text:p text:style-name="Вывод_20_текст_20_в_20_консоли"><text:span text:style-name="T9">4 -&gt; 8628</text:span></text:p>
      <text:p text:style-name="Вывод_20_текст_20_в_20_консоли"><text:soft-page-break/><text:span text:style-name="T9">3 -&gt; 8664</text:span></text:p>
      <text:p text:style-name="Вывод_20_текст_20_в_20_консоли"><text:span text:style-name="T9">3 -&gt; 8805</text:span></text:p>
      <text:p text:style-name="Вывод_20_текст_20_в_20_консоли"><text:span text:style-name="T9">1 -&gt; 8841</text:span></text:p>
      <text:p text:style-name="Вывод_20_текст_20_в_20_консоли"><text:span text:style-name="T9">6 -&gt; 8859</text:span></text:p>
      <text:p text:style-name="Вывод_20_текст_20_в_20_консоли"><text:span text:style-name="T9">2 -&gt; 8862</text:span></text:p>
      <text:p text:style-name="Вывод_20_текст_20_в_20_консоли"><text:span text:style-name="T9">2 -&gt; 8865</text:span></text:p>
      <text:p text:style-name="Вывод_20_текст_20_в_20_консоли"><text:span text:style-name="T9">6 -&gt; 8922</text:span></text:p>
      <text:p text:style-name="Вывод_20_текст_20_в_20_консоли"><text:span text:style-name="T9">5 -&gt; 8925</text:span></text:p>
      <text:p text:style-name="Вывод_20_текст_20_в_20_консоли"><text:span text:style-name="T9">7 -&gt; 9036</text:span></text:p>
      <text:p text:style-name="Вывод_20_текст_20_в_20_консоли"><text:span text:style-name="T9">6 -&gt; 9039</text:span></text:p>
      <text:p text:style-name="Вывод_20_текст_20_в_20_консоли"><text:span text:style-name="T9">3 -&gt; 9135</text:span></text:p>
      <text:p text:style-name="Вывод_20_текст_20_в_20_консоли"><text:span text:style-name="T9">4 -&gt; 9222</text:span></text:p>
      <text:p text:style-name="Вывод_20_текст_20_в_20_консоли"><text:span text:style-name="T9">8 -&gt; 9255</text:span></text:p>
      <text:p text:style-name="Вывод_20_текст_20_в_20_консоли"><text:span text:style-name="T9">1 -&gt; 9276</text:span></text:p>
      <text:p text:style-name="Вывод_20_текст_20_в_20_консоли"><text:span text:style-name="T9">8 -&gt; 9318</text:span></text:p>
      <text:p text:style-name="Вывод_20_текст_20_в_20_консоли"><text:span text:style-name="T9">1 -&gt; 9327</text:span></text:p>
      <text:p text:style-name="Вывод_20_текст_20_в_20_консоли"><text:span text:style-name="T9">2 -&gt; 9402</text:span></text:p>
      <text:p text:style-name="Вывод_20_текст_20_в_20_консоли"><text:span text:style-name="T9">8 -&gt; 9600</text:span></text:p>
      <text:p text:style-name="Вывод_20_текст_20_в_20_консоли"><text:span text:style-name="T9">7 -&gt; 9633</text:span></text:p>
      <text:p text:style-name="Вывод_20_текст_20_в_20_консоли"><text:span text:style-name="T9">4 -&gt; 9636</text:span></text:p>
      <text:p text:style-name="Вывод_20_текст_20_в_20_консоли"><text:span text:style-name="T9">8 -&gt; 9657</text:span></text:p>
      <text:p text:style-name="Вывод_20_текст_20_в_20_консоли"><text:span text:style-name="T9">3 -&gt; 9663</text:span></text:p>
      <text:p text:style-name="Вывод_20_текст_20_в_20_консоли"><text:span text:style-name="T9">3 -&gt; 9702</text:span></text:p>
      <text:p text:style-name="Вывод_20_текст_20_в_20_консоли"><text:span text:style-name="T9">8 -&gt; 9705</text:span></text:p>
      <text:p text:style-name="Вывод_20_текст_20_в_20_консоли"><text:span text:style-name="T9">2 -&gt; 9756</text:span></text:p>
      <text:p text:style-name="Вывод_20_текст_20_в_20_консоли"><text:span text:style-name="T9">3 -&gt; 9762</text:span></text:p>
      <text:p text:style-name="Вывод_20_текст_20_в_20_консоли"><text:span text:style-name="T9">8 -&gt; 9861</text:span></text:p>
      <text:p text:style-name="Вывод_20_текст_20_в_20_консоли"><text:span text:style-name="T9">6 -&gt; 9915</text:span></text:p>
      <text:p text:style-name="Вывод_20_текст_20_в_20_консоли"><text:span text:style-name="T9">4 -&gt; 9951</text:span></text:p>
      <text:p text:style-name="Вывод_20_текст_20_в_20_консоли"><text:span text:style-name="T9"/></text:p>
      <text:p text:style-name="Вывод_20_текст_20_в_20_консоли"><text:span text:style-name="T9">Third query</text:span></text:p>
      <text:h text:style-name="P29" text:outline-level="2"><text:soft-page-break/></text:h>
      <text:h text:style-name="P29" text:outline-level="2"><text:span text:style-name="T29">6</text:span><text:span text:style-name="T28"> </text:span><text:span text:style-name="T29">Вывод </text:span></text:h>
      <text:p text:style-name="P25"><text:span text:style-name="T36">В результате выполнен</text:span><text:span text:style-name="T37">ия </text:span><text:span text:style-name="T36">работы </text:span><text:span text:style-name="T38">я разработал </text:span><text:span text:style-name="T39">программу, которая создает базу данных, таблицы </text:span><text:span text:style-name="T37">к ней и</text:span><text:span text:style-name="T39"> заполняет их</text:span><text:span text:style-name="T37">.</text:span><text:span text:style-name="T39"> </text:span><text:span text:style-name="T37">Была проведена</text:span><text:span text:style-name="T39"> выборк</text:span><text:span text:style-name="T37">а</text:span><text:span text:style-name="T39"> данных по поставленным условиям</text:span><text:span text:style-name="T40">. </text:span><text:span text:style-name="T41">Сравнение производительности программы без выборки и с ней показало, чт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5H57M46S</meta:editing-duration>
    <meta:editing-cycles>54</meta:editing-cycles>
    <meta:generator>LibreOffice/24.2.1.2$Windows_X86_64 LibreOffice_project/db4def46b0453cc22e2d0305797cf981b68ef5ac</meta:generator>
    <dc:title>Реферат ГОСТ</dc:title>
    <dc:date>2024-10-02T16:39:38.197000000</dc:date>
    <meta:document-statistic meta:table-count="0" meta:image-count="0" meta:object-count="0" meta:page-count="16" meta:paragraph-count="511" meta:word-count="1783" meta:character-count="9856" meta:non-whitespace-character-count="6958"/>
  </office:meta>
</office:document-meta>
</file>